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normal" fo:font-family="Arial" style:font-family-asian="Arial" style:font-family-complex="Arial" fo:background-color="transparent" style:use-window-font-color="true"/>
    </style:style>
    <style:style style:name="T6" style:family="text">
      <style:text-properties fo:font-size="14.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normal" fo:font-family="Arial" style:font-family-asian="Arial" style:font-family-complex="Arial" fo:background-color="transparent" style:use-window-font-color="true" fo:font-style="italic"/>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Arial" style:font-family-asian="Arial" style:font-family-complex="Aria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Arial" style:font-family-asian="Arial" style:font-family-complex="Arial" fo:background-color="transparent" style:use-window-font-color="true"/>
    </style:style>
    <style:style style:name="T23" style:family="text">
      <style:text-properties fo:font-size="11.00pt" fo:font-weight="normal" fo:font-family="Arial" style:font-family-asian="Arial" style:font-family-complex="Arial" fo:background-color="transparent" style:use-window-font-color="true"/>
    </style:style>
    <style:style style:name="T24" style:family="text">
      <style:text-properties fo:font-size="11.00pt" fo:font-weight="normal" fo:font-family="Arial" style:font-family-asian="Arial" style:font-family-complex="Arial" fo:background-color="transparent" style:use-window-font-color="true"/>
    </style:style>
    <style:style style:name="T25" style:family="text">
      <style:text-properties fo:font-size="11.00pt" fo:font-weight="normal"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Arial" style:font-family-asian="Arial" style:font-family-complex="Arial"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Arial" style:font-family-asian="Arial" style:font-family-complex="Arial"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Arial" style:font-family-asian="Arial" style:font-family-complex="Arial"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Arial" style:font-family-asian="Arial" style:font-family-complex="Arial" fo:background-color="transparent" style:use-window-font-color="true"/>
    </style:style>
    <style:style style:name="T34" style:family="text">
      <style:text-properties fo:font-size="11.00pt" fo:font-weight="normal" fo:font-family="Arial" style:font-family-asian="Arial" style:font-family-complex="Arial" fo:background-color="transparent" style:use-window-font-color="true"/>
    </style:style>
    <style:style style:name="T35" style:family="text">
      <style:text-properties fo:font-size="11.00pt" fo:font-weight="normal" fo:font-family="Arial" style:font-family-asian="Arial" style:font-family-complex="Arial" fo:background-color="transparent" style:use-window-font-color="true"/>
    </style:style>
    <style:style style:name="T36" style:family="text">
      <style:text-properties fo:font-size="11.00pt" fo:font-weight="normal" fo:font-family="Arial" style:font-family-asian="Arial" style:font-family-complex="Arial"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4.00pt" fo:font-weight="bold" fo:font-family="Arial" style:font-family-asian="Arial" style:font-family-complex="Arial" fo:background-color="transparent" fo:color="#365f91"/>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bold" fo:font-family="Arial" style:font-family-asian="Arial" style:font-family-complex="Arial" fo:background-color="transparent" fo:color="#2e74b5"/>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4.00pt" fo:font-weight="bold" fo:font-family="Arial" style:font-family-asian="Arial" style:font-family-complex="Arial" fo:background-color="transparent" fo:color="#5b9bd5"/>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bold" fo:font-family="Arial" style:font-family-asian="Arial" style:font-family-complex="Arial" fo:background-color="transparent" fo:color="#5b9bd5"/>
    </style:style>
    <style:style style:name="T48" style:family="text">
      <style:text-properties fo:font-size="12.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4.00pt" fo:font-weight="bold" fo:font-family="Arial" style:font-family-asian="Arial" style:font-family-complex="Arial" fo:background-color="transparent" fo:color="#5b9bd5"/>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2.00pt" fo:font-weight="bold" fo:font-family="Arial" style:font-family-asian="Arial" style:font-family-complex="Arial" fo:background-color="transparent" style:use-window-font-color="true"/>
    </style:style>
    <style:style style:name="T53" style:family="text">
      <style:text-properties fo:font-size="14.00pt" fo:font-weight="bold" fo:font-family="Arial" style:font-family-asian="Arial" style:font-family-complex="Arial" fo:background-color="transparent" fo:color="#5b9bd5"/>
    </style:style>
    <style:style style:name="T54" style:family="text">
      <style:text-properties fo:font-size="14.00pt" fo:font-weight="bold" fo:font-family="Arial" style:font-family-asian="Arial" style:font-family-complex="Arial" fo:background-color="transparent" style:use-window-font-color="true"/>
    </style:style>
    <style:style style:name="T55" style:family="text">
      <style:text-properties fo:font-size="12.00pt" fo:font-weight="normal" fo:font-family="Arial" style:font-family-asian="Arial" style:font-family-complex="Arial" fo:background-color="transparent" style:use-window-font-color="true"/>
    </style:style>
    <style:style style:name="T56" style:family="text">
      <style:text-properties fo:font-size="12.00pt" fo:font-weight="normal" fo:font-family="Arial" style:font-family-asian="Arial" style:font-family-complex="Arial" fo:background-color="transparent" style:use-window-font-color="true"/>
    </style:style>
    <style:style style:name="T57" style:family="text">
      <style:text-properties fo:font-size="12.00pt" fo:font-weight="normal" fo:font-family="Arial" style:font-family-asian="Arial" style:font-family-complex="Arial" fo:background-color="transparent" style:use-window-font-color="true"/>
    </style:style>
    <style:style style:name="T58" style:family="text">
      <style:text-properties fo:font-size="12.00pt" fo:font-weight="normal" fo:font-family="Arial" style:font-family-asian="Arial" style:font-family-complex="Arial" fo:background-color="transparent" style:use-window-font-color="true"/>
    </style:style>
    <style:style style:name="T59" style:family="text">
      <style:text-properties fo:font-size="12.00pt" fo:font-weight="normal" fo:font-family="Arial" style:font-family-asian="Arial" style:font-family-complex="Arial" fo:background-color="transparent" style:use-window-font-color="true"/>
    </style:style>
    <style:style style:name="T60" style:family="text">
      <style:text-properties fo:font-size="12.00pt" fo:font-weight="normal" fo:font-family="Arial" style:font-family-asian="Arial" style:font-family-complex="Arial" fo:background-color="transparent" style:use-window-font-color="true"/>
    </style:style>
    <style:style style:name="T61" style:family="text">
      <style:text-properties fo:font-size="12.00pt" fo:font-weight="normal" fo:font-family="Arial" style:font-family-asian="Arial" style:font-family-complex="Arial" fo:background-color="transparent" style:use-window-font-color="true"/>
    </style:style>
    <style:style style:name="T62" style:family="text">
      <style:text-properties fo:font-size="12.00pt" fo:font-weight="normal" fo:font-family="Arial" style:font-family-asian="Arial" style:font-family-complex="Arial" fo:background-color="transparent" style:use-window-font-color="true"/>
    </style:style>
    <style:style style:name="T63" style:family="text">
      <style:text-properties fo:font-size="12.00pt" fo:font-weight="normal" fo:font-family="Arial" style:font-family-asian="Arial" style:font-family-complex="Arial" fo:background-color="transparent" style:use-window-font-color="true"/>
    </style:style>
    <style:style style:name="T64" style:family="text">
      <style:text-properties fo:font-size="12.00pt" fo:font-weight="normal" fo:font-family="Arial" style:font-family-asian="Arial" style:font-family-complex="Arial" fo:background-color="transparent" style:use-window-font-color="true"/>
    </style:style>
    <style:style style:name="T65" style:family="text">
      <style:text-properties fo:font-size="12.00pt" style:text-position="sub" fo:font-weight="normal" fo:font-family="Arial" style:font-family-asian="Arial" style:font-family-complex="Arial" fo:background-color="transparent" style:use-window-font-color="true"/>
    </style:style>
    <style:style style:name="T66" style:family="text">
      <style:text-properties fo:font-size="12.00pt" fo:font-weight="normal" fo:font-family="Arial" style:font-family-asian="Arial" style:font-family-complex="Arial" fo:background-color="transparent" style:use-window-font-color="true"/>
    </style:style>
    <style:style style:name="T67" style:family="text">
      <style:text-properties fo:font-size="12.00pt" style:text-position="sub" fo:font-weight="normal" fo:font-family="Arial" style:font-family-asian="Arial" style:font-family-complex="Arial" fo:background-color="transparent" style:use-window-font-color="true"/>
    </style:style>
    <style:style style:name="T68" style:family="text">
      <style:text-properties fo:font-size="12.00pt" fo:font-weight="normal" fo:font-family="Arial" style:font-family-asian="Arial" style:font-family-complex="Arial" fo:background-color="transparent" style:use-window-font-color="true"/>
    </style:style>
    <style:style style:name="T69" style:family="text">
      <style:text-properties fo:font-size="12.00pt" style:text-position="super" fo:font-weight="normal" fo:font-family="Arial" style:font-family-asian="Arial" style:font-family-complex="Arial" fo:background-color="transparent" style:use-window-font-color="true"/>
    </style:style>
    <style:style style:name="T70" style:family="text">
      <style:text-properties fo:font-size="12.00pt" fo:font-weight="normal" fo:font-family="Arial" style:font-family-asian="Arial" style:font-family-complex="Arial" fo:background-color="transparent" style:use-window-font-color="true"/>
    </style:style>
    <style:style style:name="T71" style:family="text">
      <style:text-properties fo:font-size="12.00pt" style:text-position="super" fo:font-weight="normal" fo:font-family="Arial" style:font-family-asian="Arial" style:font-family-complex="Arial" fo:background-color="transparent" style:use-window-font-color="true"/>
    </style:style>
    <style:style style:name="T72" style:family="text">
      <style:text-properties fo:font-size="12.00pt" fo:font-weight="normal" fo:font-family="Arial" style:font-family-asian="Arial" style:font-family-complex="Arial" fo:background-color="transparent" style:use-window-font-color="true"/>
    </style:style>
    <style:style style:name="T73" style:family="text">
      <style:text-properties fo:font-size="12.00pt" style:text-position="sub" fo:font-weight="normal" fo:font-family="Arial" style:font-family-asian="Arial" style:font-family-complex="Arial" fo:background-color="transparent" style:use-window-font-color="true"/>
    </style:style>
    <style:style style:name="T74" style:family="text">
      <style:text-properties fo:font-size="12.00pt" fo:font-weight="normal" fo:font-family="Arial" style:font-family-asian="Arial" style:font-family-complex="Arial" fo:background-color="transparent" style:use-window-font-color="true"/>
    </style:style>
    <style:style style:name="T75" style:family="text">
      <style:text-properties fo:font-size="12.00pt" style:text-position="sub" fo:font-weight="normal" fo:font-family="Arial" style:font-family-asian="Arial" style:font-family-complex="Arial" fo:background-color="transparent" style:use-window-font-color="true"/>
    </style:style>
    <style:style style:name="T76" style:family="text">
      <style:text-properties fo:font-size="12.00pt" fo:font-weight="normal" fo:font-family="Arial" style:font-family-asian="Arial" style:font-family-complex="Arial" fo:background-color="transparent" style:use-window-font-color="true"/>
    </style:style>
    <style:style style:name="T77" style:family="text">
      <style:text-properties fo:font-size="12.00pt" style:text-position="super" fo:font-weight="normal" fo:font-family="Arial" style:font-family-asian="Arial" style:font-family-complex="Arial" fo:background-color="transparent" style:use-window-font-color="true"/>
    </style:style>
    <style:style style:name="T78" style:family="text">
      <style:text-properties fo:font-size="12.00pt" fo:font-weight="normal" fo:font-family="Arial" style:font-family-asian="Arial" style:font-family-complex="Arial" fo:background-color="transparent" style:use-window-font-color="true"/>
    </style:style>
    <style:style style:name="T79" style:family="text">
      <style:text-properties fo:font-size="12.00pt" style:text-position="super" fo:font-weight="normal" fo:font-family="Arial" style:font-family-asian="Arial" style:font-family-complex="Arial" fo:background-color="transparent" style:use-window-font-color="true"/>
    </style:style>
    <style:style style:name="T80" style:family="text">
      <style:text-properties fo:font-size="12.00pt" fo:font-weight="normal" fo:font-family="Arial" style:font-family-asian="Arial" style:font-family-complex="Arial"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20.00pt" fo:font-weight="bold" fo:font-family="'Cambria Math'" style:font-family-asian="'Cambria Math'" style:font-family-complex="'Cambria Math'" fo:background-color="#ffffff" fo:color="#333333"/>
    </style:style>
    <style:style style:name="T83" style:family="text">
      <style:text-properties fo:font-size="20.00pt" style:text-position="sub" fo:font-weight="bold" fo:font-family="MathJax_Math-italic" style:font-family-asian="MathJax_Math-italic" style:font-family-complex="MathJax_Math-italic" fo:background-color="#ffffff" fo:color="#333333"/>
    </style:style>
    <style:style style:name="T84" style:family="text">
      <style:text-properties fo:font-size="20.00pt" style:text-position="sub" fo:font-weight="bold" fo:font-family="'Cambria Math'" style:font-family-asian="'Cambria Math'" style:font-family-complex="'Cambria Math'" fo:background-color="#ffffff" fo:color="#333333"/>
    </style:style>
    <style:style style:name="T85" style:family="text">
      <style:text-properties fo:font-size="20.00pt" style:text-position="sub" fo:font-weight="bold" fo:font-family="MathJax_Math-italic" style:font-family-asian="MathJax_Math-italic" style:font-family-complex="MathJax_Math-italic" fo:background-color="#ffffff" fo:color="#333333"/>
    </style:style>
    <style:style style:name="T86" style:family="text">
      <style:text-properties fo:font-size="20.00pt" style:text-position="sub" fo:font-weight="bold" fo:font-family="MathJax_Main" style:font-family-asian="MathJax_Main" style:font-family-complex="MathJax_Main" fo:background-color="#ffffff" fo:color="#333333"/>
    </style:style>
    <style:style style:name="T87" style:family="text">
      <style:text-properties fo:font-size="20.00pt" style:text-position="sub" fo:font-weight="bold" fo:font-family="MathJax_Math-italic" style:font-family-asian="MathJax_Math-italic" style:font-family-complex="MathJax_Math-italic" fo:background-color="#ffffff" fo:color="#333333"/>
    </style:style>
    <style:style style:name="T88" style:family="text">
      <style:text-properties fo:font-size="20.00pt" style:text-position="sub" fo:font-weight="bold" fo:font-family="'Cambria Math'" style:font-family-asian="'Cambria Math'" style:font-family-complex="'Cambria Math'" fo:background-color="#ffffff" fo:color="#333333"/>
    </style:style>
    <style:style style:name="T89" style:family="text">
      <style:text-properties fo:font-size="20.00pt" style:text-position="sub" fo:font-weight="bold" fo:font-family="MathJax_Math-italic" style:font-family-asian="MathJax_Math-italic" style:font-family-complex="MathJax_Math-italic" fo:background-color="#ffffff" fo:color="#333333"/>
    </style:style>
    <style:style style:name="T90" style:family="text">
      <style:text-properties fo:font-size="20.00pt" fo:font-weight="bold" fo:font-family="MathJax_Math-italic" style:font-family-asian="MathJax_Math-italic" style:font-family-complex="MathJax_Math-italic" fo:background-color="#ffffff" fo:color="#333333"/>
    </style:style>
    <style:style style:name="T91" style:family="text">
      <style:text-properties fo:font-size="20.00pt" style:text-position="sub" fo:font-weight="bold" fo:font-family="MathJax_Math-italic" style:font-family-asian="MathJax_Math-italic" style:font-family-complex="MathJax_Math-italic" fo:background-color="#ffffff" fo:color="#333333"/>
    </style:style>
    <style:style style:name="T92" style:family="text">
      <style:text-properties fo:font-size="20.00pt" fo:font-weight="bold" fo:font-family="MathJax_Math-italic" style:font-family-asian="MathJax_Math-italic" style:font-family-complex="MathJax_Math-italic" fo:background-color="#ffffff" fo:color="#333333"/>
    </style:style>
    <style:style style:name="T93" style:family="text">
      <style:text-properties fo:font-size="20.00pt" style:text-position="sub" fo:font-weight="bold" fo:font-family="MathJax_Math-italic" style:font-family-asian="MathJax_Math-italic" style:font-family-complex="MathJax_Math-italic" fo:background-color="#ffffff" fo:color="#333333"/>
    </style:style>
    <style:style style:name="T94" style:family="text">
      <style:text-properties fo:font-size="20.00pt" fo:font-weight="bold" fo:font-family="MathJax_Math-italic" style:font-family-asian="MathJax_Math-italic" style:font-family-complex="MathJax_Math-italic" fo:background-color="#ffffff" fo:color="#333333"/>
    </style:style>
    <style:style style:name="T95" style:family="text">
      <style:text-properties fo:font-size="20.00pt" style:text-position="sub" fo:font-weight="bold" fo:font-family="MathJax_Math-italic" style:font-family-asian="MathJax_Math-italic" style:font-family-complex="MathJax_Math-italic" fo:background-color="#ffffff" fo:color="#333333"/>
    </style:style>
    <style:style style:name="T96" style:family="text">
      <style:text-properties fo:font-size="20.00pt" fo:font-weight="bold" fo:font-family="MathJax_Math-italic" style:font-family-asian="MathJax_Math-italic" style:font-family-complex="MathJax_Math-italic" fo:background-color="#ffffff" fo:color="#333333"/>
    </style:style>
    <style:style style:name="T97" style:family="text">
      <style:text-properties fo:font-size="20.00pt" style:text-position="sub" fo:font-weight="bold" fo:font-family="MathJax_Math-italic" style:font-family-asian="MathJax_Math-italic" style:font-family-complex="MathJax_Math-italic" fo:background-color="#ffffff" fo:color="#333333"/>
    </style:style>
    <style:style style:name="T98" style:family="text">
      <style:text-properties fo:font-size="20.00pt" fo:font-weight="bold" fo:font-family="MathJax_Math-italic" style:font-family-asian="MathJax_Math-italic" style:font-family-complex="MathJax_Math-italic" fo:background-color="#ffffff" fo:color="#333333"/>
    </style:style>
    <style:style style:name="T99" style:family="text">
      <style:text-properties fo:font-size="20.00pt" style:text-position="super" fo:font-weight="bold" fo:font-family="MathJax_Math-italic" style:font-family-asian="MathJax_Math-italic" style:font-family-complex="MathJax_Math-italic" fo:background-color="#ffffff" fo:color="#333333"/>
    </style:style>
    <style:style style:name="T100" style:family="text">
      <style:text-properties fo:font-size="20.00pt" fo:font-weight="bold" fo:font-family="MathJax_Math-italic" style:font-family-asian="MathJax_Math-italic" style:font-family-complex="MathJax_Math-italic" fo:background-color="#ffffff" fo:color="#333333"/>
    </style:style>
    <style:style style:name="T101" style:family="text">
      <style:text-properties fo:font-size="20.00pt" fo:font-weight="bold" fo:font-family="'Cambria Math'" style:font-family-asian="'Cambria Math'" style:font-family-complex="'Cambria Math'" fo:background-color="#ffffff" fo:color="#333333"/>
    </style:style>
    <style:style style:name="T102" style:family="text">
      <style:text-properties fo:font-size="20.00pt" style:text-position="sub" fo:font-weight="bold" fo:font-family="MathJax_Math-italic" style:font-family-asian="MathJax_Math-italic" style:font-family-complex="MathJax_Math-italic" fo:background-color="#ffffff" fo:color="#333333"/>
    </style:style>
    <style:style style:name="T103" style:family="text">
      <style:text-properties fo:font-size="20.00pt" fo:font-weight="bold" fo:font-family="MathJax_Math-italic" style:font-family-asian="MathJax_Math-italic" style:font-family-complex="MathJax_Math-italic" fo:background-color="#ffffff" fo:color="#333333"/>
    </style:style>
    <style:style style:name="T104" style:family="text">
      <style:text-properties fo:font-size="20.00pt" style:text-position="sub" fo:font-weight="bold" fo:font-family="MathJax_Math-italic" style:font-family-asian="MathJax_Math-italic" style:font-family-complex="MathJax_Math-italic" fo:background-color="#ffffff" fo:color="#333333"/>
    </style:style>
    <style:style style:name="T105" style:family="text">
      <style:text-properties fo:font-size="20.00pt" fo:font-weight="bold" fo:font-family="MathJax_Math-italic" style:font-family-asian="MathJax_Math-italic" style:font-family-complex="MathJax_Math-italic" fo:background-color="#ffffff" fo:color="#333333"/>
    </style:style>
    <style:style style:name="T106" style:family="text">
      <style:text-properties fo:font-size="20.00pt" fo:font-weight="bold" fo:font-family="'Cambria Math'" style:font-family-asian="'Cambria Math'" style:font-family-complex="'Cambria Math'" fo:background-color="#ffffff" fo:color="#333333"/>
    </style:style>
    <style:style style:name="T107" style:family="text">
      <style:text-properties fo:font-size="20.00pt" style:text-position="sub" fo:font-weight="bold" fo:font-family="MathJax_Math-italic" style:font-family-asian="MathJax_Math-italic" style:font-family-complex="MathJax_Math-italic" fo:background-color="#ffffff" fo:color="#333333"/>
    </style:style>
    <style:style style:name="T108" style:family="text">
      <style:text-properties fo:font-size="20.00pt" style:text-position="sub" fo:font-weight="bold" fo:font-family="'Cambria Math'" style:font-family-asian="'Cambria Math'" style:font-family-complex="'Cambria Math'" fo:background-color="#ffffff" fo:color="#333333"/>
    </style:style>
    <style:style style:name="T109" style:family="text">
      <style:text-properties fo:font-size="20.00pt" style:text-position="sub" fo:font-weight="bold" fo:font-family="MathJax_Math-italic" style:font-family-asian="MathJax_Math-italic" style:font-family-complex="MathJax_Math-italic" fo:background-color="#ffffff" fo:color="#333333"/>
    </style:style>
    <style:style style:name="T110" style:family="text">
      <style:text-properties fo:font-size="20.00pt" style:text-position="sub" fo:font-weight="bold" fo:font-family="MathJax_Main" style:font-family-asian="MathJax_Main" style:font-family-complex="MathJax_Main" fo:background-color="#ffffff" fo:color="#333333"/>
    </style:style>
    <style:style style:name="T111" style:family="text">
      <style:text-properties fo:font-size="20.00pt" style:text-position="sub" fo:font-weight="bold" fo:font-family="MathJax_Math-italic" style:font-family-asian="MathJax_Math-italic" style:font-family-complex="MathJax_Math-italic" fo:background-color="#ffffff" fo:color="#333333"/>
    </style:style>
    <style:style style:name="T112" style:family="text">
      <style:text-properties fo:font-size="20.00pt" style:text-position="sub" fo:font-weight="bold" fo:font-family="'Cambria Math'" style:font-family-asian="'Cambria Math'" style:font-family-complex="'Cambria Math'" fo:background-color="#ffffff" fo:color="#333333"/>
    </style:style>
    <style:style style:name="T113" style:family="text">
      <style:text-properties fo:font-size="20.00pt" style:text-position="sub" fo:font-weight="bold" fo:font-family="MathJax_Math-italic" style:font-family-asian="MathJax_Math-italic" style:font-family-complex="MathJax_Math-italic" fo:background-color="#ffffff" fo:color="#333333"/>
    </style:style>
    <style:style style:name="T114" style:family="text">
      <style:text-properties fo:font-size="20.00pt" fo:font-weight="bold" fo:font-family="MathJax_Math-italic" style:font-family-asian="MathJax_Math-italic" style:font-family-complex="MathJax_Math-italic" fo:background-color="#ffffff" fo:color="#333333"/>
    </style:style>
    <style:style style:name="T115" style:family="text">
      <style:text-properties fo:font-size="20.00pt" style:text-position="sub" fo:font-weight="bold" fo:font-family="MathJax_Math-italic" style:font-family-asian="MathJax_Math-italic" style:font-family-complex="MathJax_Math-italic" fo:background-color="#ffffff" fo:color="#333333"/>
    </style:style>
    <style:style style:name="T116" style:family="text">
      <style:text-properties fo:font-size="20.00pt" fo:font-weight="bold" fo:font-family="MathJax_Math-italic" style:font-family-asian="MathJax_Math-italic" style:font-family-complex="MathJax_Math-italic" fo:background-color="#ffffff" fo:color="#333333"/>
    </style:style>
    <style:style style:name="T117" style:family="text">
      <style:text-properties fo:font-size="20.00pt" style:text-position="sub" fo:font-weight="bold" fo:font-family="MathJax_Math-italic" style:font-family-asian="MathJax_Math-italic" style:font-family-complex="MathJax_Math-italic" fo:background-color="#ffffff" fo:color="#333333"/>
    </style:style>
    <style:style style:name="T118" style:family="text">
      <style:text-properties fo:font-size="20.00pt" fo:font-weight="bold" fo:font-family="MathJax_Math-italic" style:font-family-asian="MathJax_Math-italic" style:font-family-complex="MathJax_Math-italic" fo:background-color="#ffffff" fo:color="#333333"/>
    </style:style>
    <style:style style:name="T119" style:family="text">
      <style:text-properties fo:font-size="20.00pt" style:text-position="sub" fo:font-weight="bold" fo:font-family="MathJax_Math-italic" style:font-family-asian="MathJax_Math-italic" style:font-family-complex="MathJax_Math-italic" fo:background-color="#ffffff" fo:color="#333333"/>
    </style:style>
    <style:style style:name="T120" style:family="text">
      <style:text-properties fo:font-size="20.00pt" fo:font-weight="bold" fo:font-family="MathJax_Math-italic" style:font-family-asian="MathJax_Math-italic" style:font-family-complex="MathJax_Math-italic" fo:background-color="#ffffff" fo:color="#333333"/>
    </style:style>
    <style:style style:name="T121" style:family="text">
      <style:text-properties fo:font-size="20.00pt" style:text-position="sub" fo:font-weight="bold" fo:font-family="MathJax_Math-italic" style:font-family-asian="MathJax_Math-italic" style:font-family-complex="MathJax_Math-italic" fo:background-color="#ffffff" fo:color="#333333"/>
    </style:style>
    <style:style style:name="T122" style:family="text">
      <style:text-properties fo:font-size="20.00pt" fo:font-weight="bold" fo:font-family="MathJax_Math-italic" style:font-family-asian="MathJax_Math-italic" style:font-family-complex="MathJax_Math-italic" fo:background-color="#ffffff" fo:color="#333333"/>
    </style:style>
    <style:style style:name="T123" style:family="text">
      <style:text-properties fo:font-size="20.00pt" style:text-position="super" fo:font-weight="bold" fo:font-family="MathJax_Math-italic" style:font-family-asian="MathJax_Math-italic" style:font-family-complex="MathJax_Math-italic" fo:background-color="#ffffff" fo:color="#333333"/>
    </style:style>
    <style:style style:name="T124" style:family="text">
      <style:text-properties fo:font-size="20.00pt" fo:font-weight="bold" fo:font-family="MathJax_Math-italic" style:font-family-asian="MathJax_Math-italic" style:font-family-complex="MathJax_Math-italic" fo:background-color="#ffffff" fo:color="#333333"/>
    </style:style>
    <style:style style:name="T125" style:family="text">
      <style:text-properties fo:font-size="20.00pt" fo:font-weight="bold" fo:font-family="'Cambria Math'" style:font-family-asian="'Cambria Math'" style:font-family-complex="'Cambria Math'" fo:background-color="#ffffff" fo:color="#333333"/>
    </style:style>
    <style:style style:name="T126" style:family="text">
      <style:text-properties fo:font-size="20.00pt" style:text-position="sub" fo:font-weight="bold" fo:font-family="MathJax_Math-italic" style:font-family-asian="MathJax_Math-italic" style:font-family-complex="MathJax_Math-italic" fo:background-color="#ffffff" fo:color="#333333"/>
    </style:style>
    <style:style style:name="T127" style:family="text">
      <style:text-properties fo:font-size="20.00pt" fo:font-weight="bold" fo:font-family="MathJax_Math-italic" style:font-family-asian="MathJax_Math-italic" style:font-family-complex="MathJax_Math-italic" fo:background-color="#ffffff" fo:color="#333333"/>
    </style:style>
    <style:style style:name="T128" style:family="text">
      <style:text-properties fo:font-size="20.00pt" style:text-position="sub" fo:font-weight="bold" fo:font-family="MathJax_Math-italic" style:font-family-asian="MathJax_Math-italic" style:font-family-complex="MathJax_Math-italic" fo:background-color="#ffffff" fo:color="#333333"/>
    </style:style>
    <style:style style:name="T129" style:family="text">
      <style:text-properties fo:font-size="20.00pt" fo:font-weight="bold" fo:font-family="MathJax_Math-italic" style:font-family-asian="MathJax_Math-italic" style:font-family-complex="MathJax_Math-italic" fo:background-color="#ffffff" fo:color="#333333"/>
    </style:style>
    <style:style style:name="T130" style:family="text">
      <style:text-properties fo:font-size="20.00pt" fo:font-weight="bold" fo:font-family="'Cambria Math'" style:font-family-asian="'Cambria Math'" style:font-family-complex="'Cambria Math'" fo:background-color="#ffffff" fo:color="#333333"/>
    </style:style>
    <style:style style:name="T131" style:family="text">
      <style:text-properties fo:font-size="20.00pt" style:text-position="sub" fo:font-weight="bold" fo:font-family="MathJax_Math-italic" style:font-family-asian="MathJax_Math-italic" style:font-family-complex="MathJax_Math-italic" fo:background-color="#ffffff" fo:color="#333333"/>
    </style:style>
    <style:style style:name="T132" style:family="text">
      <style:text-properties fo:font-size="20.00pt" style:text-position="sub" fo:font-weight="bold" fo:font-family="'Cambria Math'" style:font-family-asian="'Cambria Math'" style:font-family-complex="'Cambria Math'" fo:background-color="#ffffff" fo:color="#333333"/>
    </style:style>
    <style:style style:name="T133" style:family="text">
      <style:text-properties fo:font-size="20.00pt" style:text-position="sub" fo:font-weight="bold" fo:font-family="MathJax_Math-italic" style:font-family-asian="MathJax_Math-italic" style:font-family-complex="MathJax_Math-italic" fo:background-color="#ffffff" fo:color="#333333"/>
    </style:style>
    <style:style style:name="T134" style:family="text">
      <style:text-properties fo:font-size="20.00pt" style:text-position="sub" fo:font-weight="bold" fo:font-family="MathJax_Main" style:font-family-asian="MathJax_Main" style:font-family-complex="MathJax_Main" fo:background-color="#ffffff" fo:color="#333333"/>
    </style:style>
    <style:style style:name="T135" style:family="text">
      <style:text-properties fo:font-size="20.00pt" style:text-position="sub" fo:font-weight="bold" fo:font-family="MathJax_Math-italic" style:font-family-asian="MathJax_Math-italic" style:font-family-complex="MathJax_Math-italic" fo:background-color="#ffffff" fo:color="#333333"/>
    </style:style>
    <style:style style:name="T136" style:family="text">
      <style:text-properties fo:font-size="20.00pt" style:text-position="sub" fo:font-weight="bold" fo:font-family="'Cambria Math'" style:font-family-asian="'Cambria Math'" style:font-family-complex="'Cambria Math'" fo:background-color="#ffffff" fo:color="#333333"/>
    </style:style>
    <style:style style:name="T137" style:family="text">
      <style:text-properties fo:font-size="20.00pt" style:text-position="sub" fo:font-weight="bold" fo:font-family="MathJax_Math-italic" style:font-family-asian="MathJax_Math-italic" style:font-family-complex="MathJax_Math-italic" fo:background-color="#ffffff" fo:color="#333333"/>
    </style:style>
    <style:style style:name="T138" style:family="text">
      <style:text-properties fo:font-size="20.00pt" fo:font-weight="bold" fo:font-family="'Cambria Math'" style:font-family-asian="'Cambria Math'" style:font-family-complex="'Cambria Math'" fo:background-color="#ffffff" fo:color="#333333"/>
    </style:style>
    <style:style style:name="T139" style:family="text">
      <style:text-properties fo:font-size="20.00pt" style:text-position="sub" fo:font-weight="bold" fo:font-family="MathJax_Math-italic" style:font-family-asian="MathJax_Math-italic" style:font-family-complex="MathJax_Math-italic" fo:background-color="#ffffff" fo:color="#333333"/>
    </style:style>
    <style:style style:name="T140" style:family="text">
      <style:text-properties fo:font-size="20.00pt" style:text-position="sub" fo:font-weight="bold" fo:font-family="'Cambria Math'" style:font-family-asian="'Cambria Math'" style:font-family-complex="'Cambria Math'" fo:background-color="#ffffff" fo:color="#333333"/>
    </style:style>
    <style:style style:name="T141" style:family="text">
      <style:text-properties fo:font-size="20.00pt" style:text-position="sub" fo:font-weight="bold" fo:font-family="'Cambria Math'" style:font-family-asian="'Cambria Math'" style:font-family-complex="'Cambria Math'" fo:background-color="#ffffff" fo:color="#333333"/>
    </style:style>
    <style:style style:name="T142" style:family="text">
      <style:text-properties fo:font-size="20.00pt" style:text-position="sub" fo:font-weight="bold" fo:font-family="MathJax_Math-italic" style:font-family-asian="MathJax_Math-italic" style:font-family-complex="MathJax_Math-italic" fo:background-color="#ffffff" fo:color="#333333"/>
    </style:style>
    <style:style style:name="T143" style:family="text">
      <style:text-properties fo:font-size="20.00pt" style:text-position="sub" fo:font-weight="bold" fo:font-family="MathJax_Main" style:font-family-asian="MathJax_Main" style:font-family-complex="MathJax_Main" fo:background-color="#ffffff" fo:color="#333333"/>
    </style:style>
    <style:style style:name="T144" style:family="text">
      <style:text-properties fo:font-size="20.00pt" style:text-position="sub" fo:font-weight="bold" fo:font-family="MathJax_Math-italic" style:font-family-asian="MathJax_Math-italic" style:font-family-complex="MathJax_Math-italic" fo:background-color="#ffffff" fo:color="#333333"/>
    </style:style>
    <style:style style:name="T145" style:family="text">
      <style:text-properties fo:font-size="20.00pt" style:text-position="sub" fo:font-weight="bold" fo:font-family="'Cambria Math'" style:font-family-asian="'Cambria Math'" style:font-family-complex="'Cambria Math'" fo:background-color="#ffffff" fo:color="#333333"/>
    </style:style>
    <style:style style:name="T146" style:family="text">
      <style:text-properties fo:font-size="20.00pt" style:text-position="sub" fo:font-weight="bold" fo:font-family="MathJax_Math-italic" style:font-family-asian="MathJax_Math-italic" style:font-family-complex="MathJax_Math-italic" fo:background-color="#ffffff" fo:color="#333333"/>
    </style:style>
    <style:style style:name="T147" style:family="text">
      <style:text-properties fo:font-size="20.00pt" style:text-position="sub" fo:font-weight="bold" fo:font-family="'Cambria Math'" style:font-family-asian="'Cambria Math'" style:font-family-complex="'Cambria Math'" fo:background-color="#ffffff" fo:color="#333333"/>
    </style:style>
    <style:style style:name="T148" style:family="text">
      <style:text-properties fo:font-size="20.00pt" style:text-position="sub" fo:font-weight="bold" fo:font-family="MathJax_Math-italic" style:font-family-asian="MathJax_Math-italic" style:font-family-complex="MathJax_Math-italic" fo:background-color="#ffffff" fo:color="#333333"/>
    </style:style>
    <style:style style:name="T149" style:family="text">
      <style:text-properties fo:font-size="20.00pt" style:text-position="sub" fo:font-weight="bold" fo:font-family="'Cambria Math'" style:font-family-asian="'Cambria Math'" style:font-family-complex="'Cambria Math'" fo:background-color="#ffffff" fo:color="#333333"/>
    </style:style>
    <style:style style:name="T150" style:family="text">
      <style:text-properties fo:font-size="20.00pt" style:text-position="sub" fo:font-weight="bold" fo:font-family="MathJax_Main" style:font-family-asian="MathJax_Main" style:font-family-complex="MathJax_Main" fo:background-color="#ffffff" fo:color="#333333"/>
    </style:style>
    <style:style style:name="T151" style:family="text">
      <style:text-properties fo:font-size="20.00pt" style:text-position="sub" fo:font-weight="bold" fo:font-family="MathJax_Math-italic" style:font-family-asian="MathJax_Math-italic" style:font-family-complex="MathJax_Math-italic" fo:background-color="#ffffff" fo:color="#333333"/>
    </style:style>
    <style:style style:name="T152" style:family="text">
      <style:text-properties fo:font-size="20.00pt" fo:font-weight="bold" fo:font-family="MathJax_Math-italic" style:font-family-asian="MathJax_Math-italic" style:font-family-complex="MathJax_Math-italic" fo:background-color="#ffffff" fo:color="#333333"/>
    </style:style>
    <style:style style:name="T153" style:family="text">
      <style:text-properties fo:font-size="20.00pt" style:text-position="sub" fo:font-weight="bold" fo:font-family="MathJax_Math-italic" style:font-family-asian="MathJax_Math-italic" style:font-family-complex="MathJax_Math-italic" fo:background-color="#ffffff" fo:color="#333333"/>
    </style:style>
    <style:style style:name="T154" style:family="text">
      <style:text-properties fo:font-size="20.00pt" fo:font-weight="bold" fo:font-family="MathJax_Math-italic" style:font-family-asian="MathJax_Math-italic" style:font-family-complex="MathJax_Math-italic" fo:background-color="#ffffff" fo:color="#333333"/>
    </style:style>
    <style:style style:name="T155" style:family="text">
      <style:text-properties fo:font-size="20.00pt" style:text-position="sub" fo:font-weight="bold" fo:font-family="MathJax_Math-italic" style:font-family-asian="MathJax_Math-italic" style:font-family-complex="MathJax_Math-italic" fo:background-color="#ffffff" fo:color="#333333"/>
    </style:style>
    <style:style style:name="T156" style:family="text">
      <style:text-properties fo:font-size="20.00pt" fo:font-weight="bold" fo:font-family="MathJax_Math-italic" style:font-family-asian="MathJax_Math-italic" style:font-family-complex="MathJax_Math-italic" fo:background-color="#ffffff" fo:color="#333333"/>
    </style:style>
    <style:style style:name="T157" style:family="text">
      <style:text-properties fo:font-size="20.00pt" fo:font-weight="bold" fo:font-family="'Cambria Math'" style:font-family-asian="'Cambria Math'" style:font-family-complex="'Cambria Math'" fo:background-color="#ffffff" fo:color="#333333"/>
    </style:style>
    <style:style style:name="T158" style:family="text">
      <style:text-properties fo:font-size="20.00pt" fo:font-weight="bold" fo:font-family="MathJax_Math-italic" style:font-family-asian="MathJax_Math-italic" style:font-family-complex="MathJax_Math-italic" fo:background-color="#ffffff" fo:color="#333333"/>
    </style:style>
    <style:style style:name="T159" style:family="text">
      <style:text-properties fo:font-size="20.00pt" style:text-position="sub" fo:font-weight="bold" fo:font-family="MathJax_Math-italic" style:font-family-asian="MathJax_Math-italic" style:font-family-complex="MathJax_Math-italic" fo:background-color="#ffffff" fo:color="#333333"/>
    </style:style>
    <style:style style:name="T160" style:family="text">
      <style:text-properties fo:font-size="20.00pt" fo:font-weight="bold" fo:font-family="MathJax_Math-italic" style:font-family-asian="MathJax_Math-italic" style:font-family-complex="MathJax_Math-italic" fo:background-color="#ffffff" fo:color="#333333"/>
    </style:style>
    <style:style style:name="T161" style:family="text">
      <style:text-properties fo:font-size="20.00pt" style:text-position="sub" fo:font-weight="bold" fo:font-family="MathJax_Math-italic" style:font-family-asian="MathJax_Math-italic" style:font-family-complex="MathJax_Math-italic" fo:background-color="#ffffff" fo:color="#333333"/>
    </style:style>
    <style:style style:name="T162" style:family="text">
      <style:text-properties fo:font-size="20.00pt" fo:font-weight="bold" fo:font-family="MathJax_Math-italic" style:font-family-asian="MathJax_Math-italic" style:font-family-complex="MathJax_Math-italic" fo:background-color="#ffffff" fo:color="#333333"/>
    </style:style>
    <style:style style:name="T163" style:family="text">
      <style:text-properties fo:font-size="20.00pt" fo:font-weight="bold" fo:font-family="'Cambria Math'" style:font-family-asian="'Cambria Math'" style:font-family-complex="'Cambria Math'" fo:background-color="#ffffff" fo:color="#333333"/>
    </style:style>
    <style:style style:name="T164" style:family="text">
      <style:text-properties fo:font-size="20.00pt" style:text-position="sub" fo:font-weight="bold" fo:font-family="MathJax_Math-italic" style:font-family-asian="MathJax_Math-italic" style:font-family-complex="MathJax_Math-italic" fo:background-color="#ffffff" fo:color="#333333"/>
    </style:style>
    <style:style style:name="T165" style:family="text">
      <style:text-properties fo:font-size="20.00pt" style:text-position="sub" fo:font-weight="bold" fo:font-family="'Cambria Math'" style:font-family-asian="'Cambria Math'" style:font-family-complex="'Cambria Math'" fo:background-color="#ffffff" fo:color="#333333"/>
    </style:style>
    <style:style style:name="T166" style:family="text">
      <style:text-properties fo:font-size="20.00pt" style:text-position="sub" fo:font-weight="bold" fo:font-family="MathJax_Math-italic" style:font-family-asian="MathJax_Math-italic" style:font-family-complex="MathJax_Math-italic" fo:background-color="#ffffff" fo:color="#333333"/>
    </style:style>
    <style:style style:name="T167" style:family="text">
      <style:text-properties fo:font-size="20.00pt" style:text-position="sub" fo:font-weight="bold" fo:font-family="MathJax_Main" style:font-family-asian="MathJax_Main" style:font-family-complex="MathJax_Main" fo:background-color="#ffffff" fo:color="#333333"/>
    </style:style>
    <style:style style:name="T168" style:family="text">
      <style:text-properties fo:font-size="20.00pt" style:text-position="sub" fo:font-weight="bold" fo:font-family="MathJax_Math-italic" style:font-family-asian="MathJax_Math-italic" style:font-family-complex="MathJax_Math-italic" fo:background-color="#ffffff" fo:color="#333333"/>
    </style:style>
    <style:style style:name="T169" style:family="text">
      <style:text-properties fo:font-size="20.00pt" style:text-position="sub" fo:font-weight="bold" fo:font-family="'Cambria Math'" style:font-family-asian="'Cambria Math'" style:font-family-complex="'Cambria Math'" fo:background-color="#ffffff" fo:color="#333333"/>
    </style:style>
    <style:style style:name="T170" style:family="text">
      <style:text-properties fo:font-size="20.00pt" style:text-position="sub" fo:font-weight="bold" fo:font-family="MathJax_Math-italic" style:font-family-asian="MathJax_Math-italic" style:font-family-complex="MathJax_Math-italic" fo:background-color="#ffffff" fo:color="#333333"/>
    </style:style>
    <style:style style:name="T171" style:family="text">
      <style:text-properties fo:font-size="20.00pt" fo:font-weight="bold" fo:font-family="'Cambria Math'" style:font-family-asian="'Cambria Math'" style:font-family-complex="'Cambria Math'" fo:background-color="#ffffff" fo:color="#333333"/>
    </style:style>
    <style:style style:name="T172" style:family="text">
      <style:text-properties fo:font-size="20.00pt" style:text-position="sub" fo:font-weight="bold" fo:font-family="MathJax_Math-italic" style:font-family-asian="MathJax_Math-italic" style:font-family-complex="MathJax_Math-italic" fo:background-color="#ffffff" fo:color="#333333"/>
    </style:style>
    <style:style style:name="T173" style:family="text">
      <style:text-properties fo:font-size="20.00pt" style:text-position="sub" fo:font-weight="bold" fo:font-family="'Cambria Math'" style:font-family-asian="'Cambria Math'" style:font-family-complex="'Cambria Math'" fo:background-color="#ffffff" fo:color="#333333"/>
    </style:style>
    <style:style style:name="T174" style:family="text">
      <style:text-properties fo:font-size="20.00pt" style:text-position="sub" fo:font-weight="bold" fo:font-family="'Cambria Math'" style:font-family-asian="'Cambria Math'" style:font-family-complex="'Cambria Math'" fo:background-color="#ffffff" fo:color="#333333"/>
    </style:style>
    <style:style style:name="T175" style:family="text">
      <style:text-properties fo:font-size="20.00pt" style:text-position="sub" fo:font-weight="bold" fo:font-family="MathJax_Math-italic" style:font-family-asian="MathJax_Math-italic" style:font-family-complex="MathJax_Math-italic" fo:background-color="#ffffff" fo:color="#333333"/>
    </style:style>
    <style:style style:name="T176" style:family="text">
      <style:text-properties fo:font-size="20.00pt" style:text-position="sub" fo:font-weight="bold" fo:font-family="MathJax_Main" style:font-family-asian="MathJax_Main" style:font-family-complex="MathJax_Main" fo:background-color="#ffffff" fo:color="#333333"/>
    </style:style>
    <style:style style:name="T177" style:family="text">
      <style:text-properties fo:font-size="20.00pt" style:text-position="sub" fo:font-weight="bold" fo:font-family="MathJax_Math-italic" style:font-family-asian="MathJax_Math-italic" style:font-family-complex="MathJax_Math-italic" fo:background-color="#ffffff" fo:color="#333333"/>
    </style:style>
    <style:style style:name="T178" style:family="text">
      <style:text-properties fo:font-size="20.00pt" style:text-position="sub" fo:font-weight="bold" fo:font-family="'Cambria Math'" style:font-family-asian="'Cambria Math'" style:font-family-complex="'Cambria Math'" fo:background-color="#ffffff" fo:color="#333333"/>
    </style:style>
    <style:style style:name="T179" style:family="text">
      <style:text-properties fo:font-size="20.00pt" style:text-position="sub" fo:font-weight="bold" fo:font-family="MathJax_Math-italic" style:font-family-asian="MathJax_Math-italic" style:font-family-complex="MathJax_Math-italic" fo:background-color="#ffffff" fo:color="#333333"/>
    </style:style>
    <style:style style:name="T180" style:family="text">
      <style:text-properties fo:font-size="20.00pt" style:text-position="sub" fo:font-weight="bold" fo:font-family="'Cambria Math'" style:font-family-asian="'Cambria Math'" style:font-family-complex="'Cambria Math'" fo:background-color="#ffffff" fo:color="#333333"/>
    </style:style>
    <style:style style:name="T181" style:family="text">
      <style:text-properties fo:font-size="20.00pt" style:text-position="sub" fo:font-weight="bold" fo:font-family="MathJax_Math-italic" style:font-family-asian="MathJax_Math-italic" style:font-family-complex="MathJax_Math-italic" fo:background-color="#ffffff" fo:color="#333333"/>
    </style:style>
    <style:style style:name="T182" style:family="text">
      <style:text-properties fo:font-size="20.00pt" style:text-position="sub" fo:font-weight="bold" fo:font-family="'Cambria Math'" style:font-family-asian="'Cambria Math'" style:font-family-complex="'Cambria Math'" fo:background-color="#ffffff" fo:color="#333333"/>
    </style:style>
    <style:style style:name="T183" style:family="text">
      <style:text-properties fo:font-size="20.00pt" style:text-position="sub" fo:font-weight="bold" fo:font-family="MathJax_Main" style:font-family-asian="MathJax_Main" style:font-family-complex="MathJax_Main" fo:background-color="#ffffff" fo:color="#333333"/>
    </style:style>
    <style:style style:name="T184" style:family="text">
      <style:text-properties fo:font-size="20.00pt" fo:font-weight="bold" fo:font-family="'Cambria Math'" style:font-family-asian="'Cambria Math'" style:font-family-complex="'Cambria Math'" fo:background-color="#ffffff" fo:color="#333333"/>
    </style:style>
    <style:style style:name="T185" style:family="text">
      <style:text-properties fo:font-size="20.00pt" style:text-position="sub" fo:font-weight="bold" fo:font-family="'Cambria Math'" style:font-family-asian="'Cambria Math'" style:font-family-complex="'Cambria Math'" fo:background-color="#ffffff" fo:color="#333333"/>
    </style:style>
    <style:style style:name="T186" style:family="text">
      <style:text-properties fo:font-size="20.00pt" style:text-position="sub" fo:font-weight="bold" fo:font-family="MathJax_Math-italic" style:font-family-asian="MathJax_Math-italic" style:font-family-complex="MathJax_Math-italic" fo:background-color="#ffffff" fo:color="#333333"/>
    </style:style>
    <style:style style:name="T187" style:family="text">
      <style:text-properties fo:font-size="20.00pt" style:text-position="sub" fo:font-weight="bold" fo:font-family="'Cambria Math'" style:font-family-asian="'Cambria Math'" style:font-family-complex="'Cambria Math'" fo:background-color="#ffffff" fo:color="#333333"/>
    </style:style>
    <style:style style:name="T188" style:family="text">
      <style:text-properties fo:font-size="20.00pt" style:text-position="sub" fo:font-weight="bold" fo:font-family="MathJax_Math-italic" style:font-family-asian="MathJax_Math-italic" style:font-family-complex="MathJax_Math-italic" fo:background-color="#ffffff" fo:color="#333333"/>
    </style:style>
    <style:style style:name="T189" style:family="text">
      <style:text-properties fo:font-size="20.00pt" style:text-position="sub" fo:font-weight="bold" fo:font-family="MathJax_Main" style:font-family-asian="MathJax_Main" style:font-family-complex="MathJax_Main" fo:background-color="#ffffff" fo:color="#333333"/>
    </style:style>
    <style:style style:name="T190" style:family="text">
      <style:text-properties fo:font-size="20.00pt" style:text-position="sub" fo:font-weight="bold" fo:font-family="MathJax_Math-italic" style:font-family-asian="MathJax_Math-italic" style:font-family-complex="MathJax_Math-italic" fo:background-color="#ffffff" fo:color="#333333"/>
    </style:style>
    <style:style style:name="T191" style:family="text">
      <style:text-properties fo:font-size="20.00pt" style:text-position="sub" fo:font-weight="bold" fo:font-family="'Cambria Math'" style:font-family-asian="'Cambria Math'" style:font-family-complex="'Cambria Math'" fo:background-color="#ffffff" fo:color="#333333"/>
    </style:style>
    <style:style style:name="T192" style:family="text">
      <style:text-properties fo:font-size="20.00pt" style:text-position="sub" fo:font-weight="bold" fo:font-family="MathJax_Math-italic" style:font-family-asian="MathJax_Math-italic" style:font-family-complex="MathJax_Math-italic" fo:background-color="#ffffff" fo:color="#333333"/>
    </style:style>
    <style:style style:name="T193" style:family="text">
      <style:text-properties fo:font-size="20.00pt" fo:font-weight="bold" fo:font-family="MathJax_Main" style:font-family-asian="MathJax_Main" style:font-family-complex="MathJax_Main" fo:background-color="#ffffff" fo:color="#333333"/>
    </style:style>
    <style:style style:name="T194" style:family="text">
      <style:text-properties fo:font-size="20.00pt" style:text-position="sub" fo:font-weight="bold" fo:font-family="MathJax_Main" style:font-family-asian="MathJax_Main" style:font-family-complex="MathJax_Main" fo:background-color="#ffffff" fo:color="#333333"/>
    </style:style>
    <style:style style:name="T195" style:family="text">
      <style:text-properties fo:font-size="20.00pt" fo:font-weight="bold" fo:font-family="'Cambria Math'" style:font-family-asian="'Cambria Math'" style:font-family-complex="'Cambria Math'" fo:background-color="#ffffff" fo:color="#333333"/>
    </style:style>
    <style:style style:name="T196" style:family="text">
      <style:text-properties fo:font-size="20.00pt" style:text-position="sub" fo:font-weight="bold" fo:font-family="'Cambria Math'" style:font-family-asian="'Cambria Math'" style:font-family-complex="'Cambria Math'" fo:background-color="#ffffff" fo:color="#333333"/>
    </style:style>
    <style:style style:name="T197" style:family="text">
      <style:text-properties fo:font-size="20.00pt" fo:font-weight="bold" fo:font-family="MathJax_Main" style:font-family-asian="MathJax_Main" style:font-family-complex="MathJax_Main" fo:background-color="#ffffff" fo:color="#333333"/>
    </style:style>
    <style:style style:name="T198" style:family="text">
      <style:text-properties fo:font-size="20.00pt" style:text-position="sub" fo:font-weight="bold" fo:font-family="MathJax_Main" style:font-family-asian="MathJax_Main" style:font-family-complex="MathJax_Main" fo:background-color="#ffffff" fo:color="#333333"/>
    </style:style>
    <style:style style:name="T199" style:family="text">
      <style:text-properties fo:font-size="20.00pt" style:text-position="sub" fo:font-weight="bold" fo:font-family="MathJax_Math-italic" style:font-family-asian="MathJax_Math-italic" style:font-family-complex="MathJax_Math-italic" fo:background-color="#ffffff" fo:color="#333333"/>
    </style:style>
    <style:style style:name="T200" style:family="text">
      <style:text-properties fo:font-size="20.00pt" fo:font-weight="bold" fo:font-family="MathJax_Math-italic" style:font-family-asian="MathJax_Math-italic" style:font-family-complex="MathJax_Math-italic" fo:background-color="#ffffff" fo:color="#333333"/>
    </style:style>
    <style:style style:name="T201" style:family="text">
      <style:text-properties fo:font-size="20.00pt" style:text-position="sub" fo:font-weight="bold" fo:font-family="MathJax_Math-italic" style:font-family-asian="MathJax_Math-italic" style:font-family-complex="MathJax_Math-italic" fo:background-color="#ffffff" fo:color="#333333"/>
    </style:style>
    <style:style style:name="T202" style:family="text">
      <style:text-properties fo:font-size="20.00pt" fo:font-weight="bold" fo:font-family="MathJax_Math-italic" style:font-family-asian="MathJax_Math-italic" style:font-family-complex="MathJax_Math-italic" fo:background-color="#ffffff" fo:color="#333333"/>
    </style:style>
    <style:style style:name="T203" style:family="text">
      <style:text-properties fo:font-size="20.00pt" style:text-position="sub" fo:font-weight="bold" fo:font-family="MathJax_Math-italic" style:font-family-asian="MathJax_Math-italic" style:font-family-complex="MathJax_Math-italic" fo:background-color="#ffffff" fo:color="#333333"/>
    </style:style>
    <style:style style:name="T204" style:family="text">
      <style:text-properties fo:font-size="20.00pt" fo:font-weight="bold" fo:font-family="MathJax_Math-italic" style:font-family-asian="MathJax_Math-italic" style:font-family-complex="MathJax_Math-italic" fo:background-color="#ffffff" fo:color="#333333"/>
    </style:style>
    <style:style style:name="T205" style:family="text">
      <style:text-properties fo:font-size="20.00pt" fo:font-weight="bold" fo:font-family="'Cambria Math'" style:font-family-asian="'Cambria Math'" style:font-family-complex="'Cambria Math'" fo:background-color="#ffffff" fo:color="#333333"/>
    </style:style>
    <style:style style:name="T206" style:family="text">
      <style:text-properties fo:font-size="20.00pt" fo:font-weight="bold" fo:font-family="'Cambria Math'" style:font-family-asian="'Cambria Math'" style:font-family-complex="'Cambria Math'" fo:background-color="#ffffff" fo:color="#333333"/>
    </style:style>
    <style:style style:name="T207" style:family="text">
      <style:text-properties fo:font-size="20.00pt" style:text-position="sub" fo:font-weight="bold" fo:font-family="'Cambria Math'" style:font-family-asian="'Cambria Math'" style:font-family-complex="'Cambria Math'" fo:background-color="#ffffff" fo:color="#333333"/>
    </style:style>
    <style:style style:name="T208" style:family="text">
      <style:text-properties fo:font-size="20.00pt" style:text-position="sub" fo:font-weight="bold" fo:font-family="MathJax_Math-italic" style:font-family-asian="MathJax_Math-italic" style:font-family-complex="MathJax_Math-italic" fo:background-color="#ffffff" fo:color="#333333"/>
    </style:style>
    <style:style style:name="T209" style:family="text">
      <style:text-properties fo:font-size="20.00pt" style:text-position="sub" fo:font-weight="bold" fo:font-family="'Cambria Math'" style:font-family-asian="'Cambria Math'" style:font-family-complex="'Cambria Math'" fo:background-color="#ffffff" fo:color="#333333"/>
    </style:style>
    <style:style style:name="T210" style:family="text">
      <style:text-properties fo:font-size="20.00pt" style:text-position="sub" fo:font-weight="bold" fo:font-family="MathJax_Math-italic" style:font-family-asian="MathJax_Math-italic" style:font-family-complex="MathJax_Math-italic" fo:background-color="#ffffff" fo:color="#333333"/>
    </style:style>
    <style:style style:name="T211" style:family="text">
      <style:text-properties fo:font-size="20.00pt" fo:font-weight="bold" fo:font-family="MathJax_Main" style:font-family-asian="MathJax_Main" style:font-family-complex="MathJax_Main" fo:background-color="#ffffff" fo:color="#333333"/>
    </style:style>
    <style:style style:name="T212" style:family="text">
      <style:text-properties fo:font-size="20.00pt" style:text-position="sub" fo:font-weight="bold" fo:font-family="MathJax_Main" style:font-family-asian="MathJax_Main" style:font-family-complex="MathJax_Main" fo:background-color="#ffffff" fo:color="#333333"/>
    </style:style>
    <style:style style:name="T213" style:family="text">
      <style:text-properties fo:font-size="20.00pt" fo:font-weight="bold" fo:font-family="'Cambria Math'" style:font-family-asian="'Cambria Math'" style:font-family-complex="'Cambria Math'" fo:background-color="#ffffff" fo:color="#333333"/>
    </style:style>
    <style:style style:name="T214" style:family="text">
      <style:text-properties fo:font-size="20.00pt" style:text-position="sub" fo:font-weight="bold" fo:font-family="'Cambria Math'" style:font-family-asian="'Cambria Math'" style:font-family-complex="'Cambria Math'" fo:background-color="#ffffff" fo:color="#333333"/>
    </style:style>
    <style:style style:name="T215" style:family="text">
      <style:text-properties fo:font-size="20.00pt" fo:font-weight="bold" fo:font-family="MathJax_Math-italic" style:font-family-asian="MathJax_Math-italic" style:font-family-complex="MathJax_Math-italic" fo:background-color="#ffffff" fo:color="#333333"/>
    </style:style>
    <style:style style:name="T216" style:family="text">
      <style:text-properties fo:font-size="20.00pt" style:text-position="sub" fo:font-weight="bold" fo:font-family="MathJax_Math-italic" style:font-family-asian="MathJax_Math-italic" style:font-family-complex="MathJax_Math-italic" fo:background-color="#ffffff" fo:color="#333333"/>
    </style:style>
    <style:style style:name="T217" style:family="text">
      <style:text-properties fo:font-size="20.00pt" fo:font-weight="bold" fo:font-family="MathJax_Math-italic" style:font-family-asian="MathJax_Math-italic" style:font-family-complex="MathJax_Math-italic" fo:background-color="#ffffff" fo:color="#333333"/>
    </style:style>
    <style:style style:name="T218" style:family="text">
      <style:text-properties fo:font-size="20.00pt" style:text-position="sub" fo:font-weight="bold" fo:font-family="MathJax_Math-italic" style:font-family-asian="MathJax_Math-italic" style:font-family-complex="MathJax_Math-italic" fo:background-color="#ffffff" fo:color="#333333"/>
    </style:style>
    <style:style style:name="T219" style:family="text">
      <style:text-properties fo:font-size="20.00pt" fo:font-weight="bold" fo:font-family="MathJax_Math-italic" style:font-family-asian="MathJax_Math-italic" style:font-family-complex="MathJax_Math-italic" fo:background-color="#ffffff" fo:color="#333333"/>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MathJax_Math-italic" style:font-family-asian="MathJax_Math-italic" style:font-family-complex="MathJax_Math-italic" fo:background-color="#ffffff" fo:color="#333333"/>
    </style:style>
    <style:style style:name="T222" style:family="text">
      <style:text-properties fo:font-size="12.00pt" fo:font-weight="normal" fo:font-family="'Cambria Math'" style:font-family-asian="'Cambria Math'" style:font-family-complex="'Cambria Math'" fo:background-color="#ffffff" fo:color="#333333"/>
    </style:style>
    <style:style style:name="T223" style:family="text">
      <style:text-properties fo:font-size="12.00pt" fo:font-weight="normal" fo:font-family="MathJax_Math-italic" style:font-family-asian="MathJax_Math-italic" style:font-family-complex="MathJax_Math-italic" fo:background-color="#ffffff" fo:color="#333333"/>
    </style:style>
    <style:style style:name="T224" style:family="text">
      <style:text-properties fo:font-size="12.00pt" fo:font-weight="normal" fo:font-family="'Cambria Math'" style:font-family-asian="'Cambria Math'" style:font-family-complex="'Cambria Math'" fo:background-color="#ffffff" fo:color="#222222"/>
    </style:style>
    <style:style style:name="T225" style:family="text">
      <style:text-properties fo:font-size="12.00pt" fo:font-weight="normal" fo:font-family="'Cambria Math'" style:font-family-asian="'Cambria Math'" style:font-family-complex="'Cambria Math'" fo:background-color="#ffffff" fo:color="#333333"/>
    </style:style>
    <style:style style:name="T226" style:family="text">
      <style:text-properties fo:font-size="12.00pt" fo:font-weight="normal" fo:font-family="MathJax_Math-italic" style:font-family-asian="MathJax_Math-italic" style:font-family-complex="MathJax_Math-italic" fo:background-color="#ffffff" fo:color="#333333"/>
    </style:style>
    <style:style style:name="T227" style:family="text">
      <style:text-properties fo:font-size="12.00pt" fo:font-weight="normal" fo:font-family="'Cambria Math'" style:font-family-asian="'Cambria Math'" style:font-family-complex="'Cambria Math'" fo:background-color="#ffffff" fo:color="#333333"/>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4.00pt" fo:font-weight="bold" fo:font-family="Arial" style:font-family-asian="Arial" style:font-family-complex="Arial" fo:background-color="transparent" fo:color="#2e74b5"/>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1.00pt" fo:font-weight="normal" fo:font-family="'Courier New'" style:font-family-asian="'Courier New'" style:font-family-complex="'Courier New'" fo:background-color="transparent" fo:color="#000000"/>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1.00pt" fo:font-weight="normal" fo:font-family="'Courier New'" style:font-family-asian="'Courier New'" style:font-family-complex="'Courier New'" fo:background-color="transparent" fo:color="#000000"/>
    </style:style>
    <style:style style:name="T234" style:family="text">
      <style:text-properties fo:font-size="11.00pt" fo:font-weight="normal" fo:font-family="'Courier New'" style:font-family-asian="'Courier New'" style:font-family-complex="'Courier New'" fo:background-color="transparent" fo:color="#92d050"/>
    </style:style>
    <style:style style:name="T235" style:family="text">
      <style:text-properties fo:font-size="11.00pt" fo:font-weight="normal" fo:font-family="'Courier New'" style:font-family-asian="'Courier New'" style:font-family-complex="'Courier New'" fo:background-color="transparent" fo:color="#000000"/>
    </style:style>
    <style:style style:name="T236" style:family="text">
      <style:text-properties fo:font-size="11.00pt" fo:font-weight="normal" fo:font-family="'Courier New'" style:font-family-asian="'Courier New'" style:font-family-complex="'Courier New'" fo:background-color="transparent" style:use-window-font-color="true"/>
    </style:style>
    <style:style style:name="T237" style:family="text">
      <style:text-properties fo:font-size="11.00pt" fo:font-weight="normal" fo:font-family="'Courier New'" style:font-family-asian="'Courier New'" style:font-family-complex="'Courier New'" fo:background-color="transparent" fo:color="#92d050"/>
    </style:style>
    <style:style style:name="T238" style:family="text">
      <style:text-properties fo:font-size="11.00pt" fo:font-weight="normal" fo:font-family="'Courier New'" style:font-family-asian="'Courier New'" style:font-family-complex="'Courier New'" fo:background-color="transparent" fo:color="#000000"/>
    </style:style>
    <style:style style:name="T239" style:family="text">
      <style:text-properties fo:font-size="11.00pt" fo:font-weight="normal" fo:font-family="'Courier New'" style:font-family-asian="'Courier New'" style:font-family-complex="'Courier New'" fo:background-color="transparent" fo:color="#92d050"/>
    </style:style>
    <style:style style:name="T240" style:family="text">
      <style:text-properties fo:font-size="11.00pt" fo:font-weight="normal" fo:font-family="'Courier New'" style:font-family-asian="'Courier New'" style:font-family-complex="'Courier New'" fo:background-color="transparent" fo:color="#000000"/>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1.00pt" fo:font-weight="normal" fo:font-family="'Courier New'" style:font-family-asian="'Courier New'" style:font-family-complex="'Courier New'" fo:background-color="transparent" fo:color="#000000"/>
    </style:style>
    <style:style style:name="T243" style:family="text">
      <style:text-properties fo:font-size="11.00pt" fo:font-weight="normal" fo:font-family="'Courier New'" style:font-family-asian="'Courier New'" style:font-family-complex="'Courier New'" fo:background-color="transparent" fo:color="#92d050"/>
    </style:style>
    <style:style style:name="T244" style:family="text">
      <style:text-properties fo:font-size="11.00pt" fo:font-weight="normal" fo:font-family="'Courier New'" style:font-family-asian="'Courier New'" style:font-family-complex="'Courier New'" fo:background-color="transparent" fo:color="#000000"/>
    </style:style>
    <style:style style:name="T245" style:family="text">
      <style:text-properties fo:font-size="11.00pt" fo:font-weight="normal" fo:font-family="'Courier New'" style:font-family-asian="'Courier New'" style:font-family-complex="'Courier New'" fo:background-color="transparent" fo:color="#92d050"/>
    </style:style>
    <style:style style:name="T246" style:family="text">
      <style:text-properties fo:font-size="11.00pt" fo:font-weight="normal" fo:font-family="'Courier New'" style:font-family-asian="'Courier New'" style:font-family-complex="'Courier New'" fo:background-color="transparent" fo:color="#92d050"/>
    </style:style>
    <style:style style:name="T247" style:family="text">
      <style:text-properties fo:font-size="11.00pt" fo:font-weight="normal" fo:font-family="'Courier New'" style:font-family-asian="'Courier New'" style:font-family-complex="'Courier New'" fo:background-color="transparent" fo:color="#92d050"/>
    </style:style>
    <style:style style:name="T248" style:family="text">
      <style:text-properties fo:font-size="11.00pt" fo:font-weight="normal" fo:font-family="'Courier New'" style:font-family-asian="'Courier New'" style:font-family-complex="'Courier New'" fo:background-color="transparent" fo:color="#92d050"/>
    </style:style>
    <style:style style:name="T249" style:family="text">
      <style:text-properties fo:font-size="11.00pt" fo:font-weight="normal" fo:font-family="'Courier New'" style:font-family-asian="'Courier New'" style:font-family-complex="'Courier New'" fo:background-color="transparent" fo:color="#92d050"/>
    </style:style>
    <style:style style:name="T250" style:family="text">
      <style:text-properties fo:font-size="11.00pt" fo:font-weight="normal" fo:font-family="'Courier New'" style:font-family-asian="'Courier New'" style:font-family-complex="'Courier New'" fo:background-color="transparent" fo:color="#000000"/>
    </style:style>
    <style:style style:name="T251" style:family="text">
      <style:text-properties fo:font-size="11.00pt" fo:font-weight="normal" fo:font-family="'Courier New'" style:font-family-asian="'Courier New'" style:font-family-complex="'Courier New'" fo:background-color="transparent" fo:color="#92d050"/>
    </style:style>
    <style:style style:name="T252" style:family="text">
      <style:text-properties fo:font-size="11.00pt" fo:font-weight="normal" fo:font-family="'Courier New'" style:font-family-asian="'Courier New'" style:font-family-complex="'Courier New'" fo:background-color="transparent" fo:color="#000000"/>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1.00pt" fo:font-weight="normal" fo:font-family="'Courier New'" style:font-family-asian="'Courier New'" style:font-family-complex="'Courier New'" fo:background-color="transparent" fo:color="#000000"/>
    </style:style>
    <style:style style:name="T255" style:family="text">
      <style:text-properties fo:font-size="11.00pt" fo:font-weight="normal" fo:font-family="'Courier New'" style:font-family-asian="'Courier New'" style:font-family-complex="'Courier New'" fo:background-color="transparent" fo:color="#92d050"/>
    </style:style>
    <style:style style:name="T256" style:family="text">
      <style:text-properties fo:font-size="11.00pt" fo:font-weight="normal" fo:font-family="'Courier New'" style:font-family-asian="'Courier New'" style:font-family-complex="'Courier New'" fo:background-color="transparent" fo:color="#000000"/>
    </style:style>
    <style:style style:name="T257" style:family="text">
      <style:text-properties fo:font-size="11.00pt" fo:font-weight="normal" fo:font-family="'Courier New'" style:font-family-asian="'Courier New'" style:font-family-complex="'Courier New'" fo:background-color="transparent" fo:color="#92d050"/>
    </style:style>
    <style:style style:name="T258" style:family="text">
      <style:text-properties fo:font-size="11.00pt" fo:font-weight="normal" fo:font-family="'Courier New'" style:font-family-asian="'Courier New'" style:font-family-complex="'Courier New'"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Courier New'" style:font-family-asian="'Courier New'" style:font-family-complex="'Courier New'" fo:background-color="transparent" fo:color="#000000"/>
    </style:style>
    <style:style style:name="T261" style:family="text">
      <style:text-properties fo:font-size="11.00pt" fo:font-weight="normal" fo:font-family="'Courier New'" style:font-family-asian="'Courier New'" style:font-family-complex="'Courier New'" fo:background-color="transparent" fo:color="#92d050"/>
    </style:style>
    <style:style style:name="T262" style:family="text">
      <style:text-properties fo:font-size="11.00pt" fo:font-weight="normal" fo:font-family="'Courier New'" style:font-family-asian="'Courier New'" style:font-family-complex="'Courier New'" fo:background-color="transparent" fo:color="#000000"/>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Courier New'" style:font-family-asian="'Courier New'" style:font-family-complex="'Courier New'" fo:background-color="transparent" fo:color="#000000"/>
    </style:style>
    <style:style style:name="T265" style:family="text">
      <style:text-properties fo:font-size="11.00pt" fo:font-weight="normal" fo:font-family="'Courier New'" style:font-family-asian="'Courier New'" style:font-family-complex="'Courier New'" fo:background-color="transparent" fo:color="#92d050"/>
    </style:style>
    <style:style style:name="T266" style:family="text">
      <style:text-properties fo:font-size="11.00pt" fo:font-weight="normal" fo:font-family="'Courier New'" style:font-family-asian="'Courier New'" style:font-family-complex="'Courier New'"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4.00pt" fo:font-weight="bold" fo:font-family="Arial" style:font-family-asian="Arial" style:font-family-complex="Arial" fo:background-color="transparent" fo:color="#2e74b5"/>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bold"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4.00pt" fo:font-weight="bold" fo:font-family="Arial" style:font-family-asian="Arial" style:font-family-complex="Arial" fo:background-color="transparent" fo:color="#2e74b5"/>
    </style:style>
    <style:style style:name="T277" style:family="text">
      <style:text-properties fo:font-size="11.00pt" fo:font-weight="normal" fo:font-family="'Courier New'" style:font-family-asian="'Courier New'" style:font-family-complex="'Courier New'" fo:background-color="transparent" fo:color="#000000"/>
    </style:style>
    <style:style style:name="T278" style:family="text">
      <style:text-properties fo:font-size="14.00pt" fo:font-weight="bold" fo:font-family="Arial" style:font-family-asian="Arial" style:font-family-complex="Arial" fo:background-color="transparent" fo:color="#2e74b5"/>
    </style:style>
    <style:style style:name="T279" style:family="text">
      <style:text-properties fo:font-size="11.00pt" fo:font-weight="normal" fo:font-family="'Courier New'" style:font-family-asian="'Courier New'" style:font-family-complex="'Courier New'" fo:background-color="transparent" fo:color="#000000"/>
    </style:style>
    <style:style style:name="T280" style:family="text">
      <style:text-properties fo:font-size="11.00pt" fo:font-weight="normal" fo:font-family="'Courier New'" style:font-family-asian="'Courier New'" style:font-family-complex="'Courier New'" fo:background-color="transparent" style:use-window-font-color="true"/>
    </style:style>
    <style:style style:name="T281" style:family="text">
      <style:text-properties fo:font-size="14.00pt" fo:font-weight="bold" fo:font-family="Arial" style:font-family-asian="Arial" style:font-family-complex="Arial" fo:background-color="transparent" fo:color="#2e74b5"/>
    </style:style>
    <style:style style:name="T282" style:family="text">
      <style:text-properties fo:font-size="11.00pt" fo:font-weight="normal" fo:font-family="'Courier New'" style:font-family-asian="'Courier New'" style:font-family-complex="'Courier New'" fo:background-color="transparent" fo:color="#000000"/>
    </style:style>
    <style:style style:name="T283" style:family="text">
      <style:text-properties fo:font-size="14.00pt" fo:font-weight="bold" fo:font-family="Arial" style:font-family-asian="Arial" style:font-family-complex="Arial" fo:background-color="transparent" fo:color="#2e74b5"/>
    </style:style>
    <style:style style:name="T284" style:family="text">
      <style:text-properties fo:font-size="11.00pt" fo:font-weight="normal" fo:font-family="'Courier New'" style:font-family-asian="'Courier New'" style:font-family-complex="'Courier New'" fo:background-color="transparent" fo:color="#000000"/>
    </style:style>
    <style:style style:name="T285" style:family="text">
      <style:text-properties fo:font-size="14.00pt" fo:font-weight="bold" fo:font-family="Arial" style:font-family-asian="Arial" style:font-family-complex="Arial" fo:background-color="transparent" fo:color="#2e74b5"/>
    </style:style>
    <style:style style:name="T286" style:family="text">
      <style:text-properties fo:font-size="11.00pt" fo:font-weight="normal" fo:font-family="'Courier New'" style:font-family-asian="'Courier New'" style:font-family-complex="'Courier New'" fo:background-color="transparent" fo:color="#000000"/>
    </style:style>
    <style:style style:name="T287" style:family="text">
      <style:text-properties fo:font-size="14.00pt" fo:font-weight="bold" fo:font-family="Arial" style:font-family-asian="Arial" style:font-family-complex="Arial" fo:background-color="transparent" fo:color="#2e74b5"/>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ourier New'" style:font-family-asian="'Courier New'" style:font-family-complex="'Courier New'" fo:background-color="transparent" fo:color="#000000"/>
    </style:style>
    <style:style style:name="T290" style:family="text">
      <style:text-properties fo:font-size="14.00pt" fo:font-weight="bold" fo:font-family="Arial" style:font-family-asian="Arial" style:font-family-complex="Arial" fo:background-color="transparent" fo:color="#2e74b5"/>
    </style:style>
    <style:style style:name="T291" style:family="text">
      <style:text-properties fo:font-size="11.00pt" fo:font-weight="normal" fo:font-family="'Courier New'" style:font-family-asian="'Courier New'" style:font-family-complex="'Courier New'" fo:background-color="transparent" fo:color="#000000"/>
    </style:style>
    <style:style style:name="T292" style:family="text">
      <style:text-properties fo:font-size="14.00pt" fo:font-weight="bold" fo:font-family="Arial" style:font-family-asian="Arial" style:font-family-complex="Arial" fo:background-color="transparent" fo:color="#2e74b5"/>
    </style:style>
    <style:style style:name="T293" style:family="text">
      <style:text-properties fo:font-size="11.00pt" fo:font-weight="normal" fo:font-family="'Courier New'" style:font-family-asian="'Courier New'" style:font-family-complex="'Courier New'" fo:background-color="transparent" fo:color="#000000"/>
    </style:style>
    <style:style style:name="T29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15.00%" fo:text-align="center"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left="247.80pt" fo:text-indent="0.00pt" fo:margin-bottom="10.00pt"/>
    </style:style>
    <style:style style:name="P7" style:family="paragraph">
      <style:paragraph-properties fo:line-height="115.00%" fo:text-align="left" fo:margin-bottom="10.00pt"/>
    </style:style>
    <style:style style:name="P8" style:family="paragraph">
      <style:paragraph-properties fo:line-height="115.00%" fo:text-align="center" fo:margin-bottom="10.00pt"/>
    </style:style>
    <style:style style:name="P9" style:family="paragraph">
      <style:paragraph-properties fo:line-height="115.00%" fo:text-align="left" fo:margin-bottom="10.00pt"/>
    </style:style>
    <style:style style:name="P10" style:family="paragraph">
      <style:paragraph-properties fo:line-height="100.00%" fo:text-align="left" fo:margin-left="5.40pt" fo:text-indent="-5.40pt">
        <style:tab-stops>
          <style:tab-stop style:position="62.80pt"/>
          <style:tab-stop style:position="32891.10pt"/>
          <style:tab-stop style:position="448176.25pt" style:type="right"/>
          <style:tab-stop style:position="-5.40pt"/>
        </style:tab-stops>
      </style:paragraph-properties>
    </style:style>
    <style:style style:name="P11" style:family="paragraph">
      <style:paragraph-properties fo:line-height="115.00%" fo:text-align="left" fo:margin-top="3.00pt" fo:margin-bottom="6.00pt"/>
    </style:style>
    <style:style style:name="P12" style:family="paragraph">
      <style:paragraph-properties fo:line-height="100.00%" fo:text-align="left" fo:margin-left="5.40pt" fo:text-indent="-5.40pt">
        <style:tab-stops>
          <style:tab-stop style:position="62.80pt"/>
          <style:tab-stop style:position="32891.10pt"/>
          <style:tab-stop style:position="448176.25pt" style:type="right"/>
          <style:tab-stop style:position="-5.40pt"/>
        </style:tab-stops>
      </style:paragraph-properties>
    </style:style>
    <style:style style:name="P13" style:family="paragraph">
      <style:paragraph-properties fo:line-height="100.00%" fo:text-align="left" fo:margin-left="5.40pt" fo:text-indent="-5.40pt">
        <style:tab-stops>
          <style:tab-stop style:position="62.80pt"/>
          <style:tab-stop style:position="32891.10pt"/>
          <style:tab-stop style:position="448176.25pt" style:type="right"/>
          <style:tab-stop style:position="7.40pt"/>
        </style:tab-stops>
      </style:paragraph-properties>
    </style:style>
    <style:style style:name="P14" style:family="paragraph">
      <style:paragraph-properties fo:line-height="115.00%" fo:text-align="left" fo:margin-top="3.00pt" fo:margin-bottom="6.00pt"/>
    </style:style>
    <style:style style:name="P15" style:family="paragraph">
      <style:paragraph-properties fo:line-height="100.00%" fo:text-align="left" fo:margin-left="5.40pt" fo:text-indent="-5.40pt">
        <style:tab-stops>
          <style:tab-stop style:position="62.80pt"/>
          <style:tab-stop style:position="32891.10pt"/>
          <style:tab-stop style:position="448176.25pt" style:type="right"/>
          <style:tab-stop style:position="7.40pt"/>
        </style:tab-stops>
      </style:paragraph-properties>
    </style:style>
    <style:style style:name="P16" style:family="paragraph">
      <style:paragraph-properties fo:line-height="115.00%" fo:text-align="left" fo:margin-top="3.00pt" fo:margin-bottom="6.00pt"/>
    </style:style>
    <style:style style:name="P17" style:family="paragraph">
      <style:paragraph-properties fo:line-height="100.00%" fo:text-align="left" fo:margin-left="5.40pt" fo:text-indent="-5.40pt">
        <style:tab-stops>
          <style:tab-stop style:position="62.80pt"/>
          <style:tab-stop style:position="32891.10pt"/>
          <style:tab-stop style:position="448176.25pt" style:type="right"/>
          <style:tab-stop style:position="7.40pt"/>
        </style:tab-stops>
      </style:paragraph-properties>
    </style:style>
    <style:style style:name="P18" style:family="paragraph">
      <style:paragraph-properties fo:line-height="100.00%" fo:text-align="left" fo:margin-left="5.40pt" fo:text-indent="-5.40pt">
        <style:tab-stops>
          <style:tab-stop style:position="62.80pt"/>
          <style:tab-stop style:position="32891.10pt"/>
          <style:tab-stop style:position="448176.25pt" style:type="right"/>
          <style:tab-stop style:position="7.40pt"/>
        </style:tab-stops>
      </style:paragraph-properties>
    </style:style>
    <style:style style:name="P19" style:family="paragraph">
      <style:paragraph-properties fo:line-height="115.00%" fo:text-align="left" fo:margin-top="3.00pt" fo:margin-bottom="6.00pt"/>
    </style:style>
    <style:style style:name="P20" style:family="paragraph">
      <style:paragraph-properties fo:line-height="100.00%" fo:text-align="left" fo:margin-left="5.40pt" fo:text-indent="-5.40pt">
        <style:tab-stops>
          <style:tab-stop style:position="62.80pt"/>
          <style:tab-stop style:position="32891.10pt"/>
          <style:tab-stop style:position="448176.25pt" style:type="right"/>
          <style:tab-stop style:position="7.40pt"/>
        </style:tab-stops>
      </style:paragraph-properties>
    </style:style>
    <style:style style:name="P21" style:family="paragraph">
      <style:paragraph-properties fo:line-height="115.00%" fo:text-align="left" fo:margin-top="3.00pt" fo:margin-bottom="6.00pt"/>
    </style:style>
    <style:style style:name="P22" style:family="paragraph">
      <style:paragraph-properties fo:line-height="100.00%" fo:text-align="left" fo:margin-left="5.40pt" fo:text-indent="-5.40pt">
        <style:tab-stops>
          <style:tab-stop style:position="62.80pt"/>
          <style:tab-stop style:position="32891.10pt"/>
          <style:tab-stop style:position="448176.25pt" style:type="right"/>
          <style:tab-stop style:position="7.40pt"/>
        </style:tab-stops>
      </style:paragraph-properties>
    </style:style>
    <style:style style:name="P23" style:family="paragraph">
      <style:paragraph-properties fo:line-height="115.00%" fo:text-align="left" fo:margin-left="21.60pt" fo:text-indent="-21.60pt" fo:margin-top="24.00pt"/>
    </style:style>
    <style:style style:name="P24" style:family="paragraph">
      <style:paragraph-properties fo:line-height="115.00%" fo:text-align="left" fo:margin-bottom="5.00pt">
        <style:tab-stops>
          <style:tab-stop style:position="22.00pt" style:type="right" style:leader-style="dotted"/>
          <style:tab-stop style:position="450.80pt" style:type="right" style:leader-style="dotted"/>
        </style:tab-stops>
      </style:paragraph-properties>
    </style:style>
    <style:style style:name="P25" style:family="paragraph">
      <style:paragraph-properties fo:line-height="115.00%" fo:text-align="left" fo:margin-left="11.00pt" fo:text-indent="0.00pt" fo:margin-bottom="5.00pt">
        <style:tab-stops>
          <style:tab-stop style:position="22.00pt" style:type="right" style:leader-style="dotted"/>
          <style:tab-stop style:position="428.80pt" style:type="right" style:leader-style="dotted"/>
        </style:tab-stops>
      </style:paragraph-properties>
    </style:style>
    <style:style style:name="P26" style:family="paragraph">
      <style:paragraph-properties fo:line-height="115.00%" fo:text-align="left" fo:margin-bottom="5.00pt">
        <style:tab-stops>
          <style:tab-stop style:position="22.00pt" style:type="right" style:leader-style="dotted"/>
          <style:tab-stop style:position="450.80pt" style:type="right" style:leader-style="dotted"/>
        </style:tab-stops>
      </style:paragraph-properties>
    </style:style>
    <style:style style:name="P27" style:family="paragraph">
      <style:paragraph-properties fo:line-height="115.00%" fo:text-align="left" fo:margin-bottom="5.00pt">
        <style:tab-stops>
          <style:tab-stop style:position="22.00pt"/>
          <style:tab-stop style:position="453.10pt" style:type="right" style:leader-style="dotted"/>
        </style:tab-stops>
      </style:paragraph-properties>
    </style:style>
    <style:style style:name="P28" style:family="paragraph">
      <style:paragraph-properties fo:line-height="115.00%" fo:text-align="left" fo:margin-bottom="10.00pt"/>
    </style:style>
    <style:style style:name="P29" style:family="paragraph">
      <style:paragraph-properties fo:line-height="115.00%" fo:text-align="left" fo:margin-top="24.00pt"/>
    </style:style>
    <style:style style:name="P30" style:family="paragraph">
      <style:paragraph-properties fo:line-height="115.00%" fo:text-align="left" fo:margin-bottom="10.00pt"/>
    </style:style>
    <style:style style:name="P31" style:family="paragraph">
      <style:paragraph-properties fo:line-height="115.00%" fo:text-align="left" fo:margin-top="10.00pt"/>
    </style:style>
    <style:style style:name="P32" style:family="paragraph">
      <style:paragraph-properties fo:line-height="115.00%" fo:text-align="left" fo:margin-bottom="10.00pt"/>
    </style:style>
    <style:style style:name="P33" style:family="paragraph">
      <style:paragraph-properties fo:line-height="115.00%" fo:text-align="left" fo:margin-top="10.00pt"/>
    </style:style>
    <style:style style:name="P34" style:family="paragraph">
      <style:paragraph-properties fo:line-height="100.00%" fo:text-align="left" fo:margin-bottom="8.00pt"/>
    </style:style>
    <style:style style:name="P35" style:family="paragraph">
      <style:paragraph-properties fo:line-height="115.00%" fo:text-align="left" fo:margin-bottom="10.00pt"/>
    </style:style>
    <style:style style:name="P36" style:family="paragraph">
      <style:paragraph-properties fo:line-height="115.00%" fo:text-align="left" fo:margin-top="10.00pt"/>
    </style:style>
    <style:style style:name="P37" style:family="paragraph">
      <style:paragraph-properties fo:line-height="100.00%" fo:text-align="left" fo:margin-bottom="6.00pt"/>
    </style:style>
    <style:style style:name="P38" style:family="paragraph">
      <style:paragraph-properties fo:line-height="115.00%" fo:text-align="left" fo:margin-top="10.00pt"/>
    </style:style>
    <style:style style:name="P39" style:family="paragraph">
      <style:paragraph-properties fo:line-height="100.00%" fo:text-align="left" fo:margin-bottom="6.00pt"/>
    </style:style>
    <style:style style:name="P40" style:family="paragraph">
      <style:paragraph-properties fo:line-height="115.00%" fo:text-align="left" fo:margin-top="24.00pt"/>
    </style:style>
    <style:style style:name="P41" style:family="paragraph">
      <style:paragraph-properties fo:line-height="115.00%" fo:text-align="left" fo:margin-bottom="10.00pt"/>
    </style:style>
    <style:style style:name="P42" style:family="paragraph">
      <style:paragraph-properties fo:line-height="100.00%" fo:text-align="left"/>
    </style:style>
    <style:style style:name="P43" style:family="paragraph">
      <style:paragraph-properties fo:line-height="100.00%" fo:text-align="left" fo:margin-left="36.00pt" fo:text-indent="0.00pt"/>
    </style:style>
    <style:style style:name="P44" style:family="paragraph">
      <style:paragraph-properties fo:line-height="100.00%" fo:text-align="left"/>
    </style:style>
    <style:style style:name="P45" style:family="paragraph">
      <style:paragraph-properties fo:line-height="100.00%" fo:text-align="left" fo:margin-left="0.00pt" fo:text-indent="36.00pt"/>
    </style:style>
    <style:style style:name="P46" style:family="paragraph">
      <style:paragraph-properties fo:line-height="100.00%" fo:text-align="left" fo:margin-left="36.00pt" fo:text-indent="36.00pt"/>
    </style:style>
    <style:style style:name="P47" style:family="paragraph">
      <style:paragraph-properties fo:line-height="100.00%" fo:text-align="left" fo:margin-left="72.00pt" fo:text-indent="0.00pt"/>
    </style:style>
    <style:style style:name="P48" style:family="paragraph">
      <style:paragraph-properties fo:line-height="100.00%" fo:text-align="left" fo:margin-left="72.00pt" fo:text-indent="36.00pt"/>
    </style:style>
    <style:style style:name="P49" style:family="paragraph">
      <style:paragraph-properties fo:line-height="100.00%" fo:text-align="left" fo:margin-left="144.00pt" fo:text-indent="0.00pt"/>
    </style:style>
    <style:style style:name="P50" style:family="paragraph">
      <style:paragraph-properties fo:line-height="100.00%" fo:text-align="left" fo:margin-left="180.00pt" fo:text-indent="0.00pt"/>
    </style:style>
    <style:style style:name="P51" style:family="paragraph">
      <style:paragraph-properties fo:line-height="100.00%" fo:text-align="left" fo:margin-left="144.00pt" fo:text-indent="36.00pt"/>
    </style:style>
    <style:style style:name="P52" style:family="paragraph">
      <style:paragraph-properties fo:line-height="100.00%" fo:text-align="left" fo:margin-left="180.00pt" fo:text-indent="36.00pt"/>
    </style:style>
    <style:style style:name="P53" style:family="paragraph">
      <style:paragraph-properties fo:line-height="100.00%" fo:text-align="left" fo:margin-left="252.00pt" fo:text-indent="0.00pt"/>
    </style:style>
    <style:style style:name="P54" style:family="paragraph">
      <style:paragraph-properties fo:line-height="100.00%" fo:text-align="left" fo:margin-left="180.00pt" fo:text-indent="36.00pt"/>
    </style:style>
    <style:style style:name="P55" style:family="paragraph">
      <style:paragraph-properties fo:line-height="100.00%" fo:text-align="left" fo:margin-left="144.00pt" fo:text-indent="36.00pt"/>
    </style:style>
    <style:style style:name="P56" style:family="paragraph">
      <style:paragraph-properties fo:line-height="100.00%" fo:text-align="left" fo:margin-left="216.00pt" fo:text-indent="0.00pt"/>
    </style:style>
    <style:style style:name="P57" style:family="paragraph">
      <style:paragraph-properties fo:line-height="100.00%" fo:text-align="left" fo:margin-left="144.00pt" fo:text-indent="36.00pt"/>
    </style:style>
    <style:style style:name="P58" style:family="paragraph">
      <style:paragraph-properties fo:line-height="100.00%" fo:text-align="left" fo:margin-left="108.00pt" fo:text-indent="36.00pt"/>
    </style:style>
    <style:style style:name="P59" style:family="paragraph">
      <style:paragraph-properties fo:line-height="100.00%" fo:text-align="left" fo:margin-left="72.00pt" fo:text-indent="36.00pt"/>
    </style:style>
    <style:style style:name="P60" style:family="paragraph">
      <style:paragraph-properties fo:line-height="100.00%" fo:text-align="left" fo:margin-left="36.00pt" fo:text-indent="36.00pt"/>
    </style:style>
    <style:style style:name="P61" style:family="paragraph">
      <style:paragraph-properties fo:line-height="100.00%" fo:text-align="left" fo:margin-left="0.00pt" fo:text-indent="36.00pt"/>
    </style:style>
    <style:style style:name="P62" style:family="paragraph">
      <style:paragraph-properties fo:line-height="100.00%" fo:text-align="left" fo:margin-left="36.00pt" fo:text-indent="36.00pt"/>
    </style:style>
    <style:style style:name="P63" style:family="paragraph">
      <style:paragraph-properties fo:line-height="100.00%" fo:text-align="left" fo:margin-left="0.00pt" fo:text-indent="36.00pt"/>
    </style:style>
    <style:style style:name="P64" style:family="paragraph">
      <style:paragraph-properties fo:line-height="100.00%" fo:text-align="left"/>
    </style:style>
    <style:style style:name="P65" style:family="paragraph">
      <style:paragraph-properties fo:line-height="100.00%" fo:text-align="left" fo:margin-left="36.00pt" fo:text-indent="36.00pt"/>
    </style:style>
    <style:style style:name="P66" style:family="paragraph">
      <style:paragraph-properties fo:line-height="100.00%" fo:text-align="left"/>
    </style:style>
    <style:style style:name="P67" style:family="paragraph">
      <style:paragraph-properties fo:line-height="100.00%" fo:text-align="left" fo:margin-left="36.00pt" fo:text-indent="0.00pt"/>
    </style:style>
    <style:style style:name="P68" style:family="paragraph">
      <style:paragraph-properties fo:line-height="100.00%" fo:text-align="left" fo:margin-left="0.00pt" fo:text-indent="36.00pt"/>
    </style:style>
    <style:style style:name="P69" style:family="paragraph">
      <style:paragraph-properties fo:line-height="100.00%" fo:text-align="left"/>
    </style:style>
    <style:style style:name="P70" style:family="paragraph">
      <style:paragraph-properties fo:line-height="115.00%" fo:text-align="left" fo:margin-top="24.00pt"/>
    </style:style>
    <style:style style:name="P71" style:family="paragraph">
      <style:paragraph-properties fo:line-height="115.00%" fo:text-align="left" fo:margin-bottom="10.00pt"/>
    </style:style>
    <style:style style:name="P72" style:family="paragraph">
      <style:paragraph-properties fo:line-height="115.00%" fo:text-align="left" fo:margin-top="24.00pt"/>
    </style:style>
    <style:style style:name="P73" style:family="paragraph">
      <style:paragraph-properties fo:line-height="115.00%" fo:text-align="left" fo:margin-top="24.00pt"/>
    </style:style>
    <style:style style:name="P74" style:family="paragraph">
      <style:paragraph-properties fo:line-height="115.00%" fo:text-align="left" fo:margin-bottom="10.00pt"/>
    </style:style>
    <style:style style:name="P75" style:family="paragraph">
      <style:paragraph-properties fo:line-height="115.00%" fo:text-align="left" fo:margin-bottom="10.00pt"/>
    </style:style>
    <style:style style:name="P76" style:family="paragraph">
      <style:paragraph-properties fo:line-height="100.00%" fo:text-align="left"/>
    </style:style>
    <style:style style:name="TableColumn0100" style:family="table-column">
      <style:table-column-properties style:column-width="0.947222in"/>
    </style:style>
    <style:style style:name="TableColumn0101" style:family="table-column">
      <style:table-column-properties style:column-width="2.199306in"/>
    </style:style>
    <style:style style:name="TableColumn0102" style:family="table-column">
      <style:table-column-properties style:column-width="2.407639in"/>
    </style:style>
    <style:style style:name="TableColumn0103" style:family="table-column">
      <style:table-column-properties style:column-width="0.745833in"/>
    </style:style>
    <style:style style:name="Table01" style:family="table">
      <style:table-properties style:width="6.300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0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002"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003"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1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102"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103"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2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202"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203"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Row0103" style:family="table-row">
      <style:table-row-properties style:min-row-height="0.043056in"/>
    </style:style>
    <style:style style:name="TableCell0103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3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302"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303"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Row0104" style:family="table-row">
      <style:table-row-properties style:min-row-height="0.043056in"/>
    </style:style>
    <style:style style:name="TableCell0104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4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402"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403"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office:automatic-styles>
  <office:body>
    <office:text>
      <text:p text:style-name="P1"><text:span text:style-name="T1">Faculty of Mathematics and Information Science Warsaw University of Technology</text:span></text:p>
      <text:p text:style-name="P2"><text:span text:style-name="T2"/></text:p>
      <text:p text:style-name="P3"><draw:frame text:anchor-type="as-char" svg:width="47.10mm" svg:height="45.24mm" style:rel-width="scale" style:rel-height="scale"><draw:object-ole xlink:href="OleObj1"/><draw:image xlink:href="ObjectReplacements/OleObj1"/></draw:frame><text:span text:style-name="T2"/></text:p>
      <text:p text:style-name="P3"><text:span text:style-name="T2"/></text:p>
      <text:p text:style-name="P4"><text:span text:style-name="T2"/></text:p>
      <text:p text:style-name="P5"><text:span text:style-name="T3">Algorithms and Computability Project</text:span></text:p>
      <text:p text:style-name="P5"><text:span text:style-name="T4"/></text:p>
      <text:p text:style-name="P5"><text:span text:style-name="T4"/></text:p>
      <text:p text:style-name="P6"><text:span text:style-name="T5">prepared by:<text:line-break/>Ku</text:span><text:span text:style-name="T6">śmierczyk Aleksander<text:line-break/>Sławińska Martyna<text:line-break/>Żaba Kornel</text:span></text:p>
      <text:p text:style-name="P7"><text:span text:style-name="T7"/></text:p>
      <text:p text:style-name="P7"><text:span text:style-name="T7"/></text:p>
      <text:p text:style-name="P7"><text:span text:style-name="T7"/></text:p>
      <text:p text:style-name="P8"><text:span text:style-name="T8">Version no. 1.0</text:span></text:p>
      <text:p text:style-name="P8"><text:span text:style-name="T8">Date: 19.10.2017</text:span></text:p>
      <text:p text:style-name="P9"><text:span text:style-name="T9"/></text:p>
      <text:p text:style-name="P9"><text:span text:style-name="T9"/></text:p>
      <text:p text:style-name="P9"><text:span text:style-name="T9"/></text:p>
      <text:p text:style-name="P9"><text:span text:style-name="T9"/></text:p>
      <text:p text:style-name="P9"><text:span text:style-name="T10">History of changes</text:span></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11"><text:span text:style-name="T12">Date</text:span><text:span text:style-name="T13"/></text:p>
          </table:table-cell>
          <table:table-cell table:style-name="TableCell010001">
            <text:p text:style-name="P11"><text:span text:style-name="T14">Author</text:span><text:span text:style-name="T15"/></text:p>
          </table:table-cell>
          <table:table-cell table:style-name="TableCell010002">
            <text:p text:style-name="P11"><text:span text:style-name="T16">Description</text:span><text:span text:style-name="T17"/></text:p>
          </table:table-cell>
          <table:table-cell table:style-name="TableCell010003">
            <text:p text:style-name="P11"><text:span text:style-name="T18">Version</text:span><text:span text:style-name="T19"/></text:p>
          </table:table-cell>
        </table:table-row>
        <table:table-row table:style-name="TableRow0101">
          <table:table-cell table:style-name="TableCell010100">
            <text:p text:style-name="P14"><text:span text:style-name="T20">19.10.2017</text:span><text:span text:style-name="T21"/></text:p>
          </table:table-cell>
          <table:table-cell table:style-name="TableCell010101">
            <text:p text:style-name="P14"><text:span text:style-name="T22">Ku</text:span><text:span text:style-name="T23">śmierczyk Aleksander</text:span></text:p>
            <text:p text:style-name="P14"><text:span text:style-name="T24">S</text:span><text:span text:style-name="T25">ławińska Martyna</text:span></text:p>
            <text:p text:style-name="P14"><text:span text:style-name="T25">Żaba Kornel</text:span><text:span text:style-name="T26"/></text:p>
          </table:table-cell>
          <table:table-cell table:style-name="TableCell010102">
            <text:p text:style-name="P14"><text:span text:style-name="T27">First version</text:span><text:span text:style-name="T28"/></text:p>
          </table:table-cell>
          <table:table-cell table:style-name="TableCell010103">
            <text:p text:style-name="P14"><text:span text:style-name="T29">1.0</text:span><text:span text:style-name="T30"/></text:p>
          </table:table-cell>
        </table:table-row>
        <table:table-row table:style-name="TableRow0102">
          <table:table-cell table:style-name="TableCell010200">
            <text:p text:style-name="P16"><text:span text:style-name="T31">06.11.2017</text:span><text:span text:style-name="T32"/></text:p>
          </table:table-cell>
          <table:table-cell table:style-name="TableCell010201">
            <text:p text:style-name="P16"><text:span text:style-name="T33">Ku</text:span><text:span text:style-name="T34">śmierczyk Aleksander</text:span></text:p>
            <text:p text:style-name="P16"><text:span text:style-name="T35">S</text:span><text:span text:style-name="T36">ławińska Martyna</text:span></text:p>
            <text:p text:style-name="P16"><text:span text:style-name="T36">Żaba Kornel</text:span><text:span text:style-name="T37"/></text:p>
          </table:table-cell>
          <table:table-cell table:style-name="TableCell010202">
            <text:p text:style-name="P16"><text:span text:style-name="T37"/></text:p>
          </table:table-cell>
          <table:table-cell table:style-name="TableCell010203">
            <text:p text:style-name="P16"><text:span text:style-name="T37"/></text:p>
          </table:table-cell>
        </table:table-row>
        <table:table-row table:style-name="TableRow0103">
          <table:table-cell table:style-name="TableCell010300">
            <text:p text:style-name="P19"><text:span text:style-name="T37"/></text:p>
          </table:table-cell>
          <table:table-cell table:style-name="TableCell010301">
            <text:p text:style-name="P19"><text:span text:style-name="T37"/></text:p>
          </table:table-cell>
          <table:table-cell table:style-name="TableCell010302">
            <text:p text:style-name="P19"><text:span text:style-name="T37"/></text:p>
          </table:table-cell>
          <table:table-cell table:style-name="TableCell010303">
            <text:p text:style-name="P19"><text:span text:style-name="T37"/></text:p>
          </table:table-cell>
        </table:table-row>
        <table:table-row table:style-name="TableRow0104">
          <table:table-cell table:style-name="TableCell010400">
            <text:p text:style-name="P21"><text:span text:style-name="T37"/></text:p>
          </table:table-cell>
          <table:table-cell table:style-name="TableCell010401">
            <text:p text:style-name="P21"><text:span text:style-name="T37"/></text:p>
          </table:table-cell>
          <table:table-cell table:style-name="TableCell010402">
            <text:p text:style-name="P21"><text:span text:style-name="T37"/></text:p>
          </table:table-cell>
          <table:table-cell table:style-name="TableCell010403">
            <text:p text:style-name="P21"><text:span text:style-name="T37"/></text:p>
          </table:table-cell>
        </table:table-row>
      </table:table>
      <text:p text:style-name="P23"><text:span text:style-name="T38"><text:line-break/><text:line-break/>Table of Contents</text:span></text:p>
      <text:p text:style-name="P23"><text:span text:style-name="T39"/></text:p>
      <text:p text:style-name="P24"><text:span text:style-name="T40">1<text:tab/>Problem definition<text:tab/>3</text:span></text:p>
      <text:p text:style-name="P25"><text:span text:style-name="T40">1.1<text:tab/>Description of a problem<text:tab/>3</text:span></text:p>
      <text:p text:style-name="P25"><text:span text:style-name="T40">1.1<text:tab/>What is a project<text:tab/>3</text:span></text:p>
      <text:p text:style-name="P25"><text:span text:style-name="T40">1.1<text:tab/>What is an expert<text:tab/>3</text:span></text:p>
      <text:p text:style-name="P25"><text:span text:style-name="T40">1.1<text:tab/>Description of a problem using mathematical notions<text:tab/>3</text:span></text:p>
      <text:p text:style-name="P26"><text:span text:style-name="T40">2<text:tab/>Solution in the form of a pseudo-code<text:tab/>4</text:span></text:p>
      <text:p text:style-name="P26"><text:span text:style-name="T40">3<text:tab/>Proof of correctness of an algorithm<text:tab/>6</text:span></text:p>
      <text:p text:style-name="P26"><text:span text:style-name="T40">4<text:tab/>Analysis of the complexity of an algorithm<text:tab/>6</text:span></text:p>
      <text:p text:style-name="P27"><text:span text:style-name="T41"/></text:p>
      <text:p text:style-name="P28"><text:span text:style-name="T41"/></text:p>
      <text:p text:style-name="P28"><text:span text:style-name="T41"/></text:p>
      <text:p text:style-name="P28"><text:span text:style-name="T41"/></text:p>
      <text:p text:style-name="P28"><text:span text:style-name="T41"/></text:p>
      <text:p text:style-name="P28"><text:span text:style-name="T41"/></text:p>
      <text:p text:style-name="P28"><text:span text:style-name="T41"/></text:p>
      <text:p text:style-name="P29"><text:span text:style-name="T42"><text:s/>Problem definition</text:span></text:p>
      <text:p text:style-name="P30"><text:span text:style-name="T43"/></text:p>
      <text:p text:style-name="P31"><text:span text:style-name="T44">Description of a problem<text:s text:c="2"/><text:line-break/></text:span></text:p>
      <text:p text:style-name="P32"><text:span text:style-name="T45">The problem is to assign a set of experts to a set of projects.<text:s text:c="2"/>The assignment must be done in a way that covers the most of the specialization fields required by each project. <text:line-break/>The expert can be assigned to only one project, and only one its specialization might be used for that project. The project can have many experts assigned to it.<text:line-break/>The aim is to minimize the number of unused experts or to minimize the number of unfinished projects, i.e. the number of projects that are still lacking some experts.</text:span></text:p>
      <text:p text:style-name="P32"><text:span text:style-name="T46"/></text:p>
      <text:p text:style-name="P33"><text:span text:style-name="T47">What is a project <text:line-break/></text:span></text:p>
      <text:p text:style-name="P34"><text:span text:style-name="T48">The project is a vector of values, which belong to natural numbers. The number of elements in this vector depends on the features number declared in the input file. <text:line-break/>Each element of the project vector represents a specialization field required by the project, and its value is the number of experts needed in that domain. </text:span></text:p>
      <text:p text:style-name="P35"><text:span text:style-name="T49"/></text:p>
      <text:p text:style-name="P36"><text:span text:style-name="T50">What is an expert<text:line-break/></text:span></text:p>
      <text:p text:style-name="P37"><text:span text:style-name="T51">The expert is a vector of Boolean values. The number of elements in this vector depends on the features number declared in the input file.<text:line-break/>Each element of the expert vector represents a specialization field, which belongs to the expert’s area of expertise. The value of 1 signifies that the expert specializes in a given feature, while 0 indicates the lack of knowledge in given field.</text:span><text:span text:style-name="T52"><text:line-break/><text:line-break/></text:span></text:p>
      <text:p text:style-name="P38"><text:span text:style-name="T53">Description of a problem using mathematical notions</text:span></text:p>
      <text:p text:style-name="P39"><text:span text:style-name="T54"><text:line-break/></text:span><text:span text:style-name="T55">u<text:s/></text:span><text:span text:style-name="T56">–</text:span><text:span text:style-name="T57"><text:s/>number of projects<text:line-break/>v<text:s/></text:span><text:span text:style-name="T58">–</text:span><text:span text:style-name="T59"><text:s/>number of experts<text:line-break/>w<text:s/></text:span><text:span text:style-name="T60">–</text:span><text:span text:style-name="T61"><text:s/>number of features<text:line-break/>SP<text:s/></text:span><text:span text:style-name="T62">–</text:span><text:span text:style-name="T63"><text:s/>set of pairs (Expert, Project) representing that the expert is working on the project</text:span></text:p>
      <text:p text:style-name="P39"><text:span text:style-name="T64">A pair (E</text:span><text:span text:style-name="T65">k</text:span><text:span text:style-name="T66">,P</text:span><text:span text:style-name="T67">i</text:span><text:span text:style-name="T68">) represents that the k</text:span><text:span text:style-name="T69">th</text:span><text:span text:style-name="T70"><text:s/>expert working in a i</text:span><text:span text:style-name="T71">th</text:span><text:span text:style-name="T72"><text:s/>project.</text:span></text:p>
      <text:p text:style-name="P39"><text:span text:style-name="T72">A pair (E</text:span><text:span text:style-name="T73">k</text:span><text:span text:style-name="T74">,p</text:span><text:span text:style-name="T75">i</text:span><text:span text:style-name="T76">) represents that the k</text:span><text:span text:style-name="T77">th</text:span><text:span text:style-name="T78"><text:s/>expert working in a i</text:span><text:span text:style-name="T79">th</text:span><text:span text:style-name="T80"><text:s/>field of a project.</text:span></text:p>
      <text:p text:style-name="P39"><text:span text:style-name="T81"/></text:p>
      <text:p text:style-name="P39"><text:span text:style-name="T82">∀</text:span><text:span text:style-name="T83">i</text:span><text:span text:style-name="T84">∈</text:span><text:span text:style-name="T85">N</text:span><text:span text:style-name="T86">,<text:s/></text:span><text:span text:style-name="T87">i</text:span><text:span text:style-name="T88">≤</text:span><text:span text:style-name="T89">v<text:s/></text:span><text:span text:style-name="T90">E</text:span><text:span text:style-name="T91">i<text:s/></text:span><text:span text:style-name="T92">= [e</text:span><text:span text:style-name="T93">1</text:span><text:span text:style-name="T94">, e</text:span><text:span text:style-name="T95">2</text:span><text:span text:style-name="T96">, … , e</text:span><text:span text:style-name="T97">w</text:span><text:span text:style-name="T98">]</text:span><text:span text:style-name="T99">-1</text:span><text:span text:style-name="T100"><text:s text:c="2"/></text:span><text:span text:style-name="T101">∀</text:span><text:span text:style-name="T102">j</text:span><text:span text:style-name="T103"><text:s/>e</text:span><text:span text:style-name="T104">j</text:span><text:span text:style-name="T105"><text:s/></text:span><text:span text:style-name="T106">∈ {0,1}</text:span></text:p>
      <text:p text:style-name="P39"><text:span text:style-name="T106">∀</text:span><text:span text:style-name="T107">i</text:span><text:span text:style-name="T108">∈</text:span><text:span text:style-name="T109">N</text:span><text:span text:style-name="T110">,<text:s/></text:span><text:span text:style-name="T111">i</text:span><text:span text:style-name="T112">≤</text:span><text:span text:style-name="T113">u<text:s/></text:span><text:span text:style-name="T114">P</text:span><text:span text:style-name="T115">i<text:s/></text:span><text:span text:style-name="T116">= [p</text:span><text:span text:style-name="T117">1</text:span><text:span text:style-name="T118">, p</text:span><text:span text:style-name="T119">2</text:span><text:span text:style-name="T120">, … , p</text:span><text:span text:style-name="T121">w</text:span><text:span text:style-name="T122">]</text:span><text:span text:style-name="T123">-1</text:span><text:span text:style-name="T124"><text:s text:c="2"/></text:span><text:span text:style-name="T125">∀</text:span><text:span text:style-name="T126">j</text:span><text:span text:style-name="T127"><text:s/>p</text:span><text:span text:style-name="T128">j</text:span><text:span text:style-name="T129"><text:s/></text:span><text:span text:style-name="T130">∈ N</text:span></text:p>
      <text:p text:style-name="P39"><text:span text:style-name="T130">∀</text:span><text:span text:style-name="T131">k</text:span><text:span text:style-name="T132">∈</text:span><text:span text:style-name="T133">N</text:span><text:span text:style-name="T134">,<text:s/></text:span><text:span text:style-name="T135">k</text:span><text:span text:style-name="T136">≤</text:span><text:span text:style-name="T137">v<text:s/></text:span><text:span text:style-name="T138">∀</text:span><text:span text:style-name="T139"><text:s/></text:span><text:span text:style-name="T140">i,j</text:span><text:span text:style-name="T141">∈</text:span><text:span text:style-name="T142">N</text:span><text:span text:style-name="T143">,<text:s/></text:span><text:span text:style-name="T144">i</text:span><text:span text:style-name="T145">≤</text:span><text:span text:style-name="T146">u, j</text:span><text:span text:style-name="T147">≤</text:span><text:span text:style-name="T148">u, i</text:span><text:span text:style-name="T149">≠</text:span><text:span text:style-name="T150">j</text:span><text:span text:style-name="T151"><text:s/></text:span><text:span text:style-name="T152">(E</text:span><text:span text:style-name="T153">k</text:span><text:span text:style-name="T154">,P</text:span><text:span text:style-name="T155">i</text:span><text:span text:style-name="T156">)<text:s/></text:span><text:span text:style-name="T157">∈ SP ⇒<text:s/></text:span><text:span text:style-name="T158">(E</text:span><text:span text:style-name="T159">k</text:span><text:span text:style-name="T160">,P</text:span><text:span text:style-name="T161">j</text:span><text:span text:style-name="T162">)<text:s/></text:span><text:span text:style-name="T163">∉ SP</text:span></text:p>
      <text:p text:style-name="P39"><text:span text:style-name="T163">∀</text:span><text:span text:style-name="T164">k</text:span><text:span text:style-name="T165">∈</text:span><text:span text:style-name="T166">N</text:span><text:span text:style-name="T167">,<text:s/></text:span><text:span text:style-name="T168">k</text:span><text:span text:style-name="T169">≤</text:span><text:span text:style-name="T170">v<text:s/></text:span><text:span text:style-name="T171">∀</text:span><text:span text:style-name="T172"><text:s/></text:span><text:span text:style-name="T173">i,j</text:span><text:span text:style-name="T174">∈</text:span><text:span text:style-name="T175">N</text:span><text:span text:style-name="T176">,<text:s/></text:span><text:span text:style-name="T177">i</text:span><text:span text:style-name="T178">≤</text:span><text:span text:style-name="T179">w, j</text:span><text:span text:style-name="T180">≤</text:span><text:span text:style-name="T181">w, i</text:span><text:span text:style-name="T182">≠</text:span><text:span text:style-name="T183">j<text:s/></text:span><text:span text:style-name="T184">∃</text:span><text:span text:style-name="T185">l</text:span><text:span text:style-name="T186"><text:s/></text:span><text:span text:style-name="T187">∈</text:span><text:span text:style-name="T188">N</text:span><text:span text:style-name="T189">,<text:s/></text:span><text:span text:style-name="T190">l</text:span><text:span text:style-name="T191">≤</text:span><text:span text:style-name="T192">u</text:span><text:span text:style-name="T193"><text:s/>p</text:span><text:span text:style-name="T194">i</text:span><text:span text:style-name="T195"><text:s/>∈ P</text:span><text:span text:style-name="T196">l</text:span><text:span text:style-name="T197"><text:s/></text:span><text:span text:style-name="T198"><text:s/></text:span><text:span text:style-name="T199"><text:s/></text:span><text:span text:style-name="T200">(E</text:span><text:span text:style-name="T201">k</text:span><text:span text:style-name="T202">,p</text:span><text:span text:style-name="T203">i</text:span><text:span text:style-name="T204">)</text:span><text:span text:style-name="T205"><text:s/>⇒ </text:span></text:p>
      <text:p text:style-name="P39"><text:span text:style-name="T206">~∃<text:s/></text:span><text:span text:style-name="T207">j∈</text:span><text:span text:style-name="T208">N, j</text:span><text:span text:style-name="T209">≤</text:span><text:span text:style-name="T210">w</text:span><text:span text:style-name="T211"><text:s/>p</text:span><text:span text:style-name="T212">j<text:s/></text:span><text:span text:style-name="T213">∈ P</text:span><text:span text:style-name="T214">l</text:span><text:span text:style-name="T215"><text:s/>(E</text:span><text:span text:style-name="T216">k</text:span><text:span text:style-name="T217">,p</text:span><text:span text:style-name="T218">j</text:span><text:span text:style-name="T219">)<text:s text:c="2"/></text:span></text:p>
      <text:p text:style-name="P39"><text:span text:style-name="T220"/></text:p>
      <text:p text:style-name="P39"><text:span text:style-name="T221">The solution to the problem is the result of a function, which minimizes the number of not assigned experts.</text:span></text:p>
      <text:p text:style-name="P39"><text:span text:style-name="T221">F(u,v,w,E,P) = min (#x : x</text:span><text:span text:style-name="T222">∈E</text:span><text:span text:style-name="T223"><text:s/></text:span><text:span text:style-name="T224">∧ </text:span><text:span text:style-name="T225"><text:s/></text:span><text:span text:style-name="T226">x</text:span><text:span text:style-name="T227">∉SP)</text:span></text:p>
      <text:p text:style-name="P39"><text:span text:style-name="T228"/></text:p>
      <text:p text:style-name="P40"><text:span text:style-name="T229"><text:s/>Solution in the form of a pseudo-code</text:span></text:p>
      <text:p text:style-name="P41"><text:span text:style-name="T230"/></text:p>
      <text:p text:style-name="P42"><text:span text:style-name="T231">Assignment - a class representing a tree structure consisting of every possible expert Assignment. Each Assignment has an expert with a specified project and feature he used in it (except for the root node).</text:span></text:p>
      <text:p text:style-name="P42"><text:span text:style-name="T232"/></text:p>
      <text:p text:style-name="P42"><text:span text:style-name="T233">Run ( Projects, Experts, featureCount)<text:s/></text:span><text:span text:style-name="T234">// main function</text:span></text:p>
      <text:p text:style-name="P42"><text:span text:style-name="T235">{</text:span></text:p>
      <text:p text:style-name="P43"><text:span text:style-name="T235">projectSum = SumProjectVectors( Projects, featureCount</text:span><text:span text:style-name="T236">)</text:span><text:span text:style-name="T237">// vector holding the sum of all projects vectors.</text:span></text:p>
      <text:p text:style-name="P43"><text:span text:style-name="T238">RecursiveAssign(earlierUsed, Experts, Assignment, featureCount, count, ref max, ref maxPathLeaf)<text:s/></text:span><text:span text:style-name="T239">//maxPathLeaf is the leaf of the longest route that can be created from the root.</text:span></text:p>
      <text:p text:style-name="P43"><text:span text:style-name="T240">usedExperts = FindUsedExperts(optimalPath)</text:span></text:p>
      <text:p text:style-name="P43"><text:span text:style-name="T240">AssignExpertsToProjects(Projects, UsedExperts)</text:span></text:p>
      <text:p text:style-name="P44"><text:span text:style-name="T240">} </text:span></text:p>
      <text:p text:style-name="P44"><text:span text:style-name="T241"/></text:p>
      <text:p text:style-name="P44"><text:span text:style-name="T242">RecursiveAssign(earlierUsed, Experts, Assignment, featureCount, lengthCount, ref maxLength, ref maxPathLeaf)</text:span><text:span text:style-name="T243"><text:s/>//</text:span><text:span text:style-name="T244"><text:s/></text:span><text:span text:style-name="T245">earlierUsed is the set of experts assigned to the projects, the function generates tree structure held in Assignment that represents all possible combinations of experts that can be created. Furthermore it is compliant with the restrictions posed by the requirements of the projects vector<text:s/></text:span><text:span text:style-name="T246">–</text:span><text:span text:style-name="T247"><text:s/>a leaf of the tree will not be added if a particular feature is no longer needed by the projects. Simultaneously function keeps the reference to the longest path created during this process<text:s/></text:span><text:span text:style-name="T248">–</text:span><text:span text:style-name="T249"><text:s/>longest path is the situation where the most experts were used.</text:span></text:p>
      <text:p text:style-name="P44"><text:span text:style-name="T250">{</text:span></text:p>
      <text:p text:style-name="P45"><text:span text:style-name="T250">usedExperts = earlierUsed</text:span></text:p>
      <text:p text:style-name="P45"><text:span text:style-name="T250">isLeaf = true</text:span></text:p>
      <text:p text:style-name="P45"><text:span text:style-name="T250">isMax = false</text:span></text:p>
      <text:p text:style-name="P45"><text:span text:style-name="T250">maxIndex = -1</text:span></text:p>
      <text:p text:style-name="P45"><text:span text:style-name="T250">assignIndex = 0</text:span></text:p>
      <text:p text:style-name="P45"><text:span text:style-name="T250">for (i = 0; i &lt; NumberOfExperts; i++)</text:span></text:p>
      <text:p text:style-name="P45"><text:span text:style-name="T250">{</text:span></text:p>
      <text:p text:style-name="P46"><text:span text:style-name="T250">if(earlierUsed does not contain experts[i])</text:span></text:p>
      <text:p text:style-name="P47"><text:span text:style-name="T250">{</text:span></text:p>
      <text:p text:style-name="P48"><text:span text:style-name="T250">for(k = 0; k &lt; featureCount; k++)</text:span></text:p>
      <text:p text:style-name="P48"><text:span text:style-name="T250">{</text:span></text:p>
      <text:p text:style-name="P48"><text:span text:style-name="T251">//if an expert was not used previously we create a new instance of Assignment and tries assign an expert with particular feature (index k) to it. Simultaneously keeping track if such feature is still needed by the project set.</text:span></text:p>
      <text:p text:style-name="P49"><text:span text:style-name="T252">A= Assignment.addExpert(experts[i], k);</text:span></text:p>
      <text:p text:style-name="P49"><text:span text:style-name="T252">if(A != null)</text:span></text:p>
      <text:p text:style-name="P49"><text:span text:style-name="T252">{</text:span></text:p>
      <text:p text:style-name="P50"><text:span text:style-name="T252">usedExperts Add(experts[i]); </text:span></text:p>
      <text:p text:style-name="P50"><text:span text:style-name="T252">tempMax = RecursiveAssign(usedExperts, experts, A, featureCount, lengthCount + 1, ref maxLength, ref maxPathLeaf);</text:span></text:p>
      <text:p text:style-name="P50"><text:span text:style-name="T252">if(tempMax)</text:span></text:p>
      <text:p text:style-name="P51"><text:span text:style-name="T252">{</text:span></text:p>
      <text:p text:style-name="P52"><text:span text:style-name="T252">isMax = true;</text:span></text:p>
      <text:p text:style-name="P52"><text:span text:style-name="T252">if(maxIndex != -1)</text:span></text:p>
      <text:p text:style-name="P53"><text:span text:style-name="T252">Assignment. AssignmentList [maxIndex]= null;</text:span></text:p>
      <text:p text:style-name="P54"><text:span text:style-name="T252">maxIndex = assignIndex;</text:span></text:p>
      <text:p text:style-name="P55"><text:span text:style-name="T252">}</text:span></text:p>
      <text:p text:style-name="P55"><text:span text:style-name="T252">else</text:span></text:p>
      <text:p text:style-name="P55"><text:span text:style-name="T252">{</text:span></text:p>
      <text:p text:style-name="P56"><text:span text:style-name="T252">Assignment. AssignmentList [assignIndex] = null;</text:span></text:p>
      <text:p text:style-name="P57"><text:span text:style-name="T252">}</text:span></text:p>
      <text:p text:style-name="P57"><text:span text:style-name="T252">isLeaf = false;</text:span></text:p>
      <text:p text:style-name="P57"><text:span text:style-name="T252">assignIndex++;</text:span></text:p>
      <text:p text:style-name="P58"><text:span text:style-name="T252">}</text:span></text:p>
      <text:p text:style-name="P59"><text:span text:style-name="T252">}</text:span></text:p>
      <text:p text:style-name="P60"><text:span text:style-name="T252">}</text:span></text:p>
      <text:p text:style-name="P61"><text:span text:style-name="T252">}</text:span></text:p>
      <text:p text:style-name="P61"><text:span text:style-name="T252">if(isLeaf &amp;&amp; lengthCount &gt; maxLength)</text:span></text:p>
      <text:p text:style-name="P61"><text:span text:style-name="T252">{</text:span></text:p>
      <text:p text:style-name="P62"><text:span text:style-name="T252">maxLength = lengthCount;</text:span></text:p>
      <text:p text:style-name="P62"><text:span text:style-name="T252">isMax = true;</text:span></text:p>
      <text:p text:style-name="P62"><text:span text:style-name="T252">maxPathLeaf = assignment;</text:span></text:p>
      <text:p text:style-name="P63"><text:span text:style-name="T252">}</text:span></text:p>
      <text:p text:style-name="P63"><text:span text:style-name="T252">return isMax;</text:span></text:p>
      <text:p text:style-name="P64"><text:span text:style-name="T252">}</text:span></text:p>
      <text:p text:style-name="P64"><text:span text:style-name="T253"/></text:p>
      <text:p text:style-name="P64"><text:span text:style-name="T254">FindUsedExperts(Assignment)<text:s/></text:span><text:span text:style-name="T255">// retrieving the experts from the tree structure in the reversed order in which they were assigned.</text:span></text:p>
      <text:p text:style-name="P64"><text:span text:style-name="T256">{</text:span></text:p>
      <text:p text:style-name="P64"><text:span text:style-name="T256"><text:tab/>while(Assignment != null)</text:span></text:p>
      <text:p text:style-name="P64"><text:span text:style-name="T256"><text:tab/>{</text:span></text:p>
      <text:p text:style-name="P64"><text:span text:style-name="T256"><text:tab/><text:tab/>expertsUsed.Add(Assignment.expert)<text:s/></text:span><text:span text:style-name="T257">//Assignment.expert holds the expert with the feature he has used.</text:span></text:p>
      <text:p text:style-name="P64"><text:span text:style-name="T258"><text:tab/><text:tab/>Assignment=Assignment.parent;</text:span></text:p>
      <text:p text:style-name="P64"><text:span text:style-name="T258"><text:tab/>}</text:span></text:p>
      <text:p text:style-name="P64"><text:span text:style-name="T258"><text:tab/>Return expertsUsed;</text:span></text:p>
      <text:p text:style-name="P64"><text:span text:style-name="T258">}</text:span></text:p>
      <text:p text:style-name="P64"><text:span text:style-name="T259"/></text:p>
      <text:p text:style-name="P64"><text:span text:style-name="T260">AssignExpertsToProjects(Projects, expertsUsed)</text:span><text:span text:style-name="T261">//function that recreates the assignment of the experts to projects basing on the feature they were used with and the sequence.</text:span></text:p>
      <text:p text:style-name="P64"><text:span text:style-name="T262">{</text:span></text:p>
      <text:p text:style-name="P64"><text:span text:style-name="T262"><text:tab/>for(i=expertsUsedCount - 1; i &gt;= 0; i--)</text:span></text:p>
      <text:p text:style-name="P64"><text:span text:style-name="T262"><text:tab/>{</text:span></text:p>
      <text:p text:style-name="P64"><text:span text:style-name="T262"><text:tab/><text:tab/>for(j=0; j &lt; ProjectsCount; j++)</text:span></text:p>
      <text:p text:style-name="P64"><text:span text:style-name="T262"><text:tab/><text:tab/>{</text:span></text:p>
      <text:p text:style-name="P64"><text:span text:style-name="T262"><text:tab/><text:tab/><text:tab/>if(Projects[j][ExpertsUsed[i].featureUsed&gt;0)</text:span></text:p>
      <text:p text:style-name="P64"><text:span text:style-name="T262"><text:tab/><text:tab/><text:tab/>{</text:span></text:p>
      <text:p text:style-name="P64"><text:span text:style-name="T262"><text:tab/><text:tab/><text:tab/><text:tab/>Projects[j][ExpertsUsed[i].featureUsed--;</text:span></text:p>
      <text:p text:style-name="P64"><text:span text:style-name="T262"><text:tab/><text:tab/><text:tab/><text:tab/>UsedExperts[i].AssignedProject = project[j];</text:span></text:p>
      <text:p text:style-name="P64"><text:span text:style-name="T262"><text:tab/><text:tab/><text:tab/><text:tab/>break;</text:span></text:p>
      <text:p text:style-name="P64"><text:span text:style-name="T262"><text:tab/><text:tab/><text:tab/>}</text:span></text:p>
      <text:p text:style-name="P64"><text:span text:style-name="T262"><text:tab/><text:tab/>}</text:span></text:p>
      <text:p text:style-name="P64"><text:span text:style-name="T262"><text:tab/>}</text:span></text:p>
      <text:p text:style-name="P64"><text:span text:style-name="T262">}</text:span></text:p>
      <text:p text:style-name="P64"><text:span text:style-name="T263"/></text:p>
      <text:p text:style-name="P64"><text:span text:style-name="T264">Assignment.Add(Expert, indexFeature)</text:span><text:span text:style-name="T265">//Adding additional assignments to the parent node in order to fulfil the features needed by the projects</text:span></text:p>
      <text:p text:style-name="P64"><text:span text:style-name="T266">{</text:span></text:p>
      <text:p text:style-name="P64"><text:span text:style-name="T266"><text:tab/>if(projectSum[indexFeature]&gt;0 and Expert[indexFeature] &gt; 0)</text:span></text:p>
      <text:p text:style-name="P64"><text:span text:style-name="T266"><text:tab/>{</text:span></text:p>
      <text:p text:style-name="P64"><text:span text:style-name="T266"><text:tab/><text:tab/>Expert.featureUsed = indexFeature;</text:span></text:p>
      <text:p text:style-name="P64"><text:span text:style-name="T266"><text:tab/><text:tab/>Assignment = new Assignment(projectSum)</text:span></text:p>
      <text:p text:style-name="P65"><text:span text:style-name="T266">Assignment.Expert = Expert;</text:span></text:p>
      <text:p text:style-name="P66"><text:span text:style-name="T266"><text:tab/><text:tab/>Assignment.projectSum[indexFeature]--;</text:span></text:p>
      <text:p text:style-name="P66"><text:span text:style-name="T266"><text:tab/><text:tab/>this.AssignmentList.Add(Assignment);</text:span></text:p>
      <text:p text:style-name="P66"><text:span text:style-name="T266"><text:tab/><text:tab/>Assignment.parent = this;</text:span></text:p>
      <text:p text:style-name="P66"><text:span text:style-name="T266"><text:tab/><text:tab/>Return Assignment;</text:span></text:p>
      <text:p text:style-name="P67"><text:span text:style-name="T266">}</text:span></text:p>
      <text:p text:style-name="P68"><text:span text:style-name="T266">Return Null;</text:span></text:p>
      <text:p text:style-name="P69"><text:span text:style-name="T266">}</text:span></text:p>
      <text:p text:style-name="P69"><text:span text:style-name="T267"/></text:p>
      <text:p text:style-name="P69"><text:span text:style-name="T267"/></text:p>
      <text:p text:style-name="P70"><text:span text:style-name="T268"><text:s/>Proof of correctness of an algorithm</text:span></text:p>
      <text:p text:style-name="P71"><text:span text:style-name="T269"/></text:p>
      <text:p text:style-name="P71"><text:span text:style-name="T270">Proof by contradiction:<text:line-break/>The assumption is that our algorithm is not correct.</text:span></text:p>
      <text:p text:style-name="P71"><text:span text:style-name="T271">Definition of the correct algorithm: <text:line-break/>Correct algorithm is the algorithm that chooses such combination of projects and experts’ features that the number of unused experts is minimized.</text:span></text:p>
      <text:p text:style-name="P71"><text:span text:style-name="T271">Our algorithm creates the tree of assignments such that each path from the root up to the leave is one combination of projects and experts’ features. <text:line-break/>The tree is created such that each node’s children include every expert’s features that are available (every expert = every expert that was not used before on that path). Thanks to this structure of the tree, we are able to find every possible combination of projects and experts’ features.</text:span></text:p>
      <text:p text:style-name="P71"><draw:frame text:anchor-type="as-char" svg:width="159.28mm" svg:height="84.14mm" style:rel-width="scale" style:rel-height="scale"><draw:object-ole xlink:href="OleObj2"/><draw:image xlink:href="ObjectReplacements/OleObj2"/></draw:frame><text:span text:style-name="T272"/></text:p>
      <text:p text:style-name="P71"><text:span text:style-name="T273">After finding every possible combination of projects and experts’ features (one combination = one path from the root up to leave of the above tree), we choose the longest path from the root up to the leave, which is equivalent to choosing the combination with the largest number of experts used. Aforesaid implies that we minimize the number of unused experts.</text:span></text:p>
      <text:p text:style-name="P71"><text:span text:style-name="T274">From above description, one may conclude that out algorithm is correct because it minimizes the number of unused experts.</text:span></text:p>
      <text:p text:style-name="P71"><text:span text:style-name="T275"/></text:p>
      <text:p text:style-name="P72"><text:span text:style-name="T276"><text:s/>Analysis of the complexity of an algorithm</text:span></text:p>
      <text:p text:style-name="P73"><text:span text:style-name="T277">Following is the calculation of time complexity of each function and total time of the algorithm.</text:span></text:p>
      <text:p text:style-name="P73"><text:span text:style-name="T278">a)<text:s/></text:span><text:span text:style-name="T279">sumProjectVectors( Projects P, Features F</text:span><text:span text:style-name="T280">)</text:span></text:p>
      <text:p text:style-name="P73"><text:span text:style-name="T280"><text:tab/>1.Function iterates through each project (P times)</text:span></text:p>
      <text:p text:style-name="P73"><text:span text:style-name="T280"><text:tab/>2.For each project function iterates through each feature <text:tab/><text:tab/><text:tab/>(P * F times)</text:span></text:p>
      <text:p text:style-name="P73"><text:span text:style-name="T280"><text:tab/>Total: T(P, F) = O(P * F)</text:span></text:p>
      <text:p text:style-name="P73"><text:span text:style-name="T281">b)<text:s/></text:span><text:span text:style-name="T282">Assignment.constructor(Features F)</text:span></text:p>
      <text:p text:style-name="P73"><text:span text:style-name="T282"><text:tab/>1.Function copies list of length F (F times)</text:span></text:p>
      <text:p text:style-name="P73"><text:span text:style-name="T282"><text:tab/>Total: T(F) = O(F)</text:span></text:p>
      <text:p text:style-name="P73"><text:span text:style-name="T283">c)<text:s/></text:span><text:span text:style-name="T284">Assignment.addExpert(Expert E, int index)</text:span></text:p>
      <text:p text:style-name="P73"><text:span text:style-name="T284"><text:tab/>1.Function copies list of length F (F times)</text:span></text:p>
      <text:p text:style-name="P73"><text:span text:style-name="T284"><text:tab/>Total: T(F) = O(F)</text:span></text:p>
      <text:p text:style-name="P73"><text:span text:style-name="T285">d)<text:s/></text:span><text:span text:style-name="T286">recursiveAssign(Experts Eused, Experts E, Assignment A, Features F, int max, Assignment maxLeaf)</text:span></text:p>
      <text:p text:style-name="P73"><text:span text:style-name="T286"><text:tab/>1. Function copies list of length E (E times)</text:span></text:p>
      <text:p text:style-name="P73"><text:span text:style-name="T286"><text:tab/>2. Function iterates through list of length E (E times)</text:span></text:p>
      <text:p text:style-name="P73"><text:span text:style-name="T286"><text:tab/>3. Function searches list of length E (E * E times)</text:span></text:p>
      <text:p text:style-name="P73"><text:span text:style-name="T286"><text:tab/>4. Function iterates through list of length F<text:s text:c="12"/><text:tab/><text:tab/><text:tab/>(E * F times)</text:span></text:p>
      <text:p text:style-name="P73"><text:span text:style-name="T286"><text:tab/>5. Function adds Expert, by copying a list<text:s text:c="16"/><text:tab/><text:tab/><text:tab/>(E * E * F times)</text:span></text:p>
      <text:p text:style-name="P73"><text:span text:style-name="T286"><text:tab/>6. Function calls itself, for each expert and feature<text:s text:c="5"/><text:tab/><text:tab/><text:tab/>(E * F times) until it creates tree of height E<text:s text:c="2"/><text:tab/><text:tab/><text:tab/>(total (E*F)^E)</text:span><text:span text:style-name="T287"/></text:p>
      <text:p text:style-name="P74"><text:span text:style-name="T288"><text:tab/></text:span><text:span text:style-name="T289">Total: ???</text:span></text:p>
      <text:p text:style-name="P74"><text:span text:style-name="T290">e)<text:s/></text:span><text:span text:style-name="T291">findUsedExperts(Experts E)</text:span></text:p>
      <text:p text:style-name="P74"><text:span text:style-name="T291"><text:tab/>1. Function creates list of E experts (E times)</text:span></text:p>
      <text:p text:style-name="P74"><text:span text:style-name="T291"><text:tab/>Total: T(E) = O(E)</text:span></text:p>
      <text:p text:style-name="P74"><text:span text:style-name="T292">f)<text:s/></text:span><text:span text:style-name="T293">assignExpertsToProjects(Experts E, Projects P)</text:span></text:p>
      <text:p text:style-name="P74"><text:span text:style-name="T293"><text:tab/>1. Function iterates through each Expert (E times)</text:span></text:p>
      <text:p text:style-name="P74"><text:span text:style-name="T293"><text:tab/>2. For each expert, function iterates through each Project <text:tab/><text:tab/>(P times)</text:span></text:p>
      <text:p text:style-name="P74"><text:span text:style-name="T293"><text:tab/>Total: T(E, F) = O(E * F)</text:span><text:span text:style-name="T294"/></text:p>
      <text:p text:style-name="P75"><text:span text:style-name="T294"/></text:p>
      <text:p text:style-name="P76"><text:span text:style-name="T29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